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CCCCCC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fo:background-color="#DDDDDD"/>
    </style:style>
    <style:style style:name="ce8" style:family="table-cell" style:parent-style-name="Default" style:data-style-name="N0">
      <style:table-cell-properties fo:background-color="#DDDDDD"/>
    </style:style>
    <style:style style:name="ce9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14">
      <style:table-cell-properties fo:border="thin solid #000000" style:vertical-align="automatic" fo:background-color="#DDDDDD" style:repeat-content="false"/>
      <style:paragraph-properties fo:text-align="start" fo:margin-left="0cm"/>
    </style:style>
    <style:style style:name="ce16" style:family="table-cell" style:parent-style-name="Default" style:data-style-name="N36">
      <style:table-cell-properties fo:border="thin solid #000000" fo:background-color="#DDDDDD"/>
    </style:style>
    <style:style style:name="ce17" style:family="table-cell" style:parent-style-name="Default" style:data-style-name="N14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14"/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38"/>
    <style:style style:name="ce2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fo:background-color="#DDDDDD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28083333333333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2.857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number-columns-repeated="12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2">
            <text:p>Exp1</text:p>
          </table:table-cell>
          <table:table-cell office:value-type="string" table:style-name="ce2">
            <text:p>Exp2</text:p>
          </table:table-cell>
          <table:table-cell office:value-type="string" table:style-name="ce2">
            <text:p>Exp3</text:p>
          </table:table-cell>
          <table:table-cell office:value-type="string" table:style-name="ce2">
            <text:p>Ensaio2</text:p>
          </table:table-cell>
          <table:table-cell office:value-type="string" table:style-name="ce2">
            <text:p>Ensaio3</text:p>
          </table:table-cell>
          <table:table-cell office:value-type="string" table:style-name="ce2">
            <text:p>Ensaio4</text:p>
          </table:table-cell>
          <table:table-cell office:value-type="string" table:style-name="ce2">
            <text:p>Ensaio5</text:p>
          </table:table-cell>
          <table:table-cell office:value-type="string" table:style-name="ce2">
            <text:p>Ensaio6</text:p>
          </table:table-cell>
          <table:table-cell office:value-type="string" table:style-name="ce2">
            <text:p>Ensaio7</text:p>
          </table:table-cell>
          <table:table-cell office:value-type="string" table:style-name="ce2">
            <text:p>Ensaio8</text:p>
          </table:table-cell>
          <table:table-cell office:value-type="string" table:style-name="ce2">
            <text:p>Ensaio9</text:p>
          </table:table-cell>
          <table:table-cell office:value-type="string" table:style-name="ce2">
            <text:p>Ensaio10</text:p>
          </table:table-cell>
          <table:table-cell office:value-type="string" table:style-name="ce2">
            <text:p>Ensaio11</text:p>
          </table:table-cell>
          <table:table-cell office:value-type="string" table:style-name="ce2">
            <text:p>Ensaio12</text:p>
          </table:table-cell>
          <table:table-cell office:value-type="string" table:style-name="ce2">
            <text:p>Ensaio13</text:p>
          </table:table-cell>
          <table:table-cell table:number-columns-repeated="16369"/>
        </table:table-row>
        <table:table-row table:style-name="ro2">
          <table:table-cell table:number-columns-repeated="2" table:style-name="ce3"/>
          <table:table-cell table:number-columns-repeated="13" table:style-name="ce4"/>
          <table:table-cell table:number-columns-repeated="16369"/>
        </table:table-row>
        <table:table-row table:style-name="ro3"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table:number-columns-repeated="16369"/>
        </table:table-row>
        <table:table-row table:style-name="ro4">
          <table:table-cell office:value-type="string" table:style-name="ce6">
            <text:p>MAX = 252</text:p>
          </table:table-cell>
          <table:table-cell office:value-type="string" table:style-name="ce6">
            <text:p>MAX = 252</text:p>
          </table:table-cell>
          <table:table-cell office:value-type="string" table:style-name="ce6">
            <text:p>MAX = 252</text:p>
          </table:table-cell>
          <table:table-cell office:value-type="string" table:style-name="ce6">
            <text:p>MAX = 186</text:p>
          </table:table-cell>
          <table:table-cell office:value-type="string" table:style-name="ce6">
            <text:p>MAX = 250</text:p>
          </table:table-cell>
          <table:table-cell office:value-type="string" table:style-name="ce6">
            <text:p>MAX = 250</text:p>
          </table:table-cell>
          <table:table-cell office:value-type="string" table:style-name="ce6">
            <text:p>MAX = 250</text:p>
          </table:table-cell>
          <table:table-cell office:value-type="string" table:style-name="ce6">
            <text:p>MAX = 110</text:p>
          </table:table-cell>
          <table:table-cell office:value-type="string" table:style-name="ce6">
            <text:p>MAX = 150</text:p>
          </table:table-cell>
          <table:table-cell office:value-type="string" table:style-name="ce6">
            <text:p>MAX = 80</text:p>
          </table:table-cell>
          <table:table-cell office:value-type="string" table:style-name="ce6">
            <text:p>MAX = 200</text:p>
          </table:table-cell>
          <table:table-cell office:value-type="string" table:style-name="ce6">
            <text:p>MAX = 235</text:p>
          </table:table-cell>
          <table:table-cell office:value-type="string" table:style-name="ce6">
            <text:p>MAX = 210</text:p>
          </table:table-cell>
          <table:table-cell office:value-type="string" table:style-name="ce6">
            <text:p>MAX = 135</text:p>
          </table:table-cell>
          <table:table-cell office:value-type="string" table:style-name="ce6">
            <text:p>MAX = 60</text:p>
          </table:table-cell>
          <table:table-cell table:number-columns-repeated="16369"/>
        </table:table-row>
        <table:table-row table:style-name="ro4">
          <table:table-cell office:value-type="string" table:style-name="ce6">
            <text:p>DelayFor() = 1.6</text:p>
          </table:table-cell>
          <table:table-cell office:value-type="string" table:style-name="ce6">
            <text:p>DelayFor() = 1.6</text:p>
          </table:table-cell>
          <table:table-cell office:value-type="string" table:style-name="ce6">
            <text:p>DelayFor() = 1.6</text:p>
          </table:table-cell>
          <table:table-cell office:value-type="string" table:style-name="ce6">
            <text:p>DelayFor() = 1.5</text:p>
          </table:table-cell>
          <table:table-cell office:value-type="string" table:style-name="ce6">
            <text:p>DelayFor() = 1.8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table:number-columns-repeated="16369"/>
        </table:table-row>
        <table:table-row table:style-name="ro4">
          <table:table-cell office:value-type="string" table:style-name="ce6">
            <text:p>Delay = 100</text:p>
          </table:table-cell>
          <table:table-cell office:value-type="string" table:style-name="ce6">
            <text:p>Delay = 100</text:p>
          </table:table-cell>
          <table:table-cell office:value-type="string" table:style-name="ce6">
            <text:p>Delay = 100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table:number-columns-repeated="16369"/>
        </table:table-row>
        <table:table-row table:style-name="ro4">
          <table:table-cell office:value-type="string" table:style-name="ce6">
            <text:p>Delay = 93.85</text:p>
          </table:table-cell>
          <table:table-cell office:value-type="string" table:style-name="ce6">
            <text:p>Delay = 93.85</text:p>
          </table:table-cell>
          <table:table-cell office:value-type="string" table:style-name="ce6">
            <text:p>Delay = 93.85</text:p>
          </table:table-cell>
          <table:table-cell office:value-type="string" table:style-name="ce6">
            <text:p>Delay = 93.85</text:p>
          </table:table-cell>
          <table:table-cell office:value-type="string" table:style-name="ce6">
            <text:p>Delay = 93.85</text:p>
          </table:table-cell>
          <table:table-cell office:value-type="string" table:style-name="ce6">
            <text:p>Delay = 92</text:p>
          </table:table-cell>
          <table:table-cell office:value-type="string" table:style-name="ce6">
            <text:p>Delay = 92</text:p>
          </table:table-cell>
          <table:table-cell office:value-type="string" table:style-name="ce6">
            <text:p>Delay = 91</text:p>
          </table:table-cell>
          <table:table-cell office:value-type="string" table:style-name="ce6">
            <text:p>Delay = 86</text:p>
          </table:table-cell>
          <table:table-cell office:value-type="string" table:style-name="ce6">
            <text:p>Delay = 86</text:p>
          </table:table-cell>
          <table:table-cell office:value-type="string" table:style-name="ce6">
            <text:p>Delay = 87</text:p>
          </table:table-cell>
          <table:table-cell office:value-type="string" table:style-name="ce6">
            <text:p>Delay = 85.5</text:p>
          </table:table-cell>
          <table:table-cell office:value-type="string" table:style-name="ce6">
            <text:p>Delay = 87</text:p>
          </table:table-cell>
          <table:table-cell office:value-type="string" table:style-name="ce6">
            <text:p>Delay = 85</text:p>
          </table:table-cell>
          <table:table-cell office:value-type="string" table:style-name="ce6">
            <text:p>Delay = 85</text:p>
          </table:table-cell>
          <table:table-cell table:number-columns-repeated="16369"/>
        </table:table-row>
        <table:table-row table:style-name="ro4">
          <table:table-cell office:value-type="string" table:style-name="ce6">
            <text:p>Wo = 615</text:p>
          </table:table-cell>
          <table:table-cell office:value-type="string" table:style-name="ce6">
            <text:p>Wo = 358</text:p>
          </table:table-cell>
          <table:table-cell table:number-columns-repeated="3" table:style-name="ce7"/>
          <table:table-cell office:value-type="string" table:style-name="ce7">
            <text:p>W0 = 127</text:p>
          </table:table-cell>
          <table:table-cell office:value-type="string" table:style-name="ce7">
            <text:p>W0 = 262</text:p>
          </table:table-cell>
          <table:table-cell office:value-type="string" table:style-name="ce7">
            <text:p>W0 = 441</text:p>
          </table:table-cell>
          <table:table-cell office:value-type="string" table:style-name="ce7">
            <text:p>W0 = 610</text:p>
          </table:table-cell>
          <table:table-cell office:value-type="string" table:style-name="ce7">
            <text:p>W0 = 127</text:p>
          </table:table-cell>
          <table:table-cell office:value-type="string" table:style-name="ce7">
            <text:p>W0 = 127</text:p>
          </table:table-cell>
          <table:table-cell office:value-type="string" table:style-name="ce7">
            <text:p>W0 = 686</text:p>
          </table:table-cell>
          <table:table-cell office:value-type="string" table:style-name="ce7">
            <text:p>W0 = 531</text:p>
          </table:table-cell>
          <table:table-cell office:value-type="string" table:style-name="ce7">
            <text:p>W0 = 645</text:p>
          </table:table-cell>
          <table:table-cell office:value-type="string" table:style-name="ce7">
            <text:p>W0 = 266</text:p>
          </table:table-cell>
          <table:table-cell table:number-columns-repeated="16369"/>
        </table:table-row>
        <table:table-row table:style-name="ro4">
          <table:table-cell office:value-type="string" table:style-name="ce6">
            <text:p>W1 = 634</text:p>
          </table:table-cell>
          <table:table-cell office:value-type="string" table:style-name="ce6">
            <text:p>W1 = 376</text:p>
          </table:table-cell>
          <table:table-cell table:number-columns-repeated="3" table:style-name="ce7"/>
          <table:table-cell office:value-type="string" table:style-name="ce7">
            <text:p>W1 = 158</text:p>
          </table:table-cell>
          <table:table-cell office:value-type="string" table:style-name="ce7">
            <text:p>W1 = 293</text:p>
          </table:table-cell>
          <table:table-cell office:value-type="string" table:style-name="ce7">
            <text:p>W1 = 458</text:p>
          </table:table-cell>
          <table:table-cell office:value-type="string" table:style-name="ce7">
            <text:p>W1 = 630</text:p>
          </table:table-cell>
          <table:table-cell office:value-type="string" table:style-name="ce7">
            <text:p>W1 = 141</text:p>
          </table:table-cell>
          <table:table-cell office:value-type="string" table:style-name="ce7">
            <text:p>W1 = 141</text:p>
          </table:table-cell>
          <table:table-cell office:value-type="string" table:style-name="ce7">
            <text:p>W1 = 714</text:p>
          </table:table-cell>
          <table:table-cell office:value-type="string" table:style-name="ce7">
            <text:p>W1 = 557</text:p>
          </table:table-cell>
          <table:table-cell office:value-type="string" table:style-name="ce7">
            <text:p>W1 = 664</text:p>
          </table:table-cell>
          <table:table-cell office:value-type="string" table:style-name="ce7">
            <text:p>W1 = 278</text:p>
          </table:table-cell>
          <table:table-cell table:number-columns-repeated="16369"/>
        </table:table-row>
        <table:table-row table:style-name="ro4">
          <table:table-cell office:value-type="string" table:style-name="ce6">
            <text:p>T0 = 615</text:p>
          </table:table-cell>
          <table:table-cell office:value-type="string" table:style-name="ce6">
            <text:p>T0 = 323</text:p>
          </table:table-cell>
          <table:table-cell table:style-name="ce7"/>
          <table:table-cell office:value-type="string" table:style-name="ce7">
            <text:p>ok</text:p>
          </table:table-cell>
          <table:table-cell office:value-type="string" table:style-name="ce7">
            <text:p>ok</text:p>
          </table:table-cell>
          <table:table-cell table:number-columns-repeated="10" table:style-name="ce7"/>
          <table:table-cell table:number-columns-repeated="16369"/>
        </table:table-row>
        <table:table-row table:style-name="ro4">
          <table:table-cell office:value-type="string" table:style-name="ce6">
            <text:p>T1 = 634</text:p>
          </table:table-cell>
          <table:table-cell office:value-type="string" table:style-name="ce6">
            <text:p>T1 = 341</text:p>
          </table:table-cell>
          <table:table-cell table:number-columns-repeated="3" table:style-name="ce7"/>
          <table:table-cell office:value-type="string" table:style-name="ce7">
            <text:p>aaaaaaaaaaaaaaa</text:p>
          </table:table-cell>
          <table:table-cell office:value-type="string" table:style-name="ce7">
            <text:p>aaaaaaaaaaaa</text:p>
          </table:table-cell>
          <table:table-cell table:style-name="ce7"/>
          <table:table-cell office:value-type="string" table:style-name="ce7">
            <text:p>ok</text:p>
          </table:table-cell>
          <table:table-cell table:style-name="ce7"/>
          <table:table-cell office:value-type="string" table:style-name="ce7">
            <text:p>ok</text:p>
          </table:table-cell>
          <table:table-cell office:value-type="string" table:style-name="ce7">
            <text:p>ok</text:p>
          </table:table-cell>
          <table:table-cell office:value-type="string" table:style-name="ce7">
            <text:p>ok</text:p>
          </table:table-cell>
          <table:table-cell office:value-type="string" table:style-name="ce7">
            <text:p>ok</text:p>
          </table:table-cell>
          <table:table-cell table:style-name="ce7"/>
          <table:table-cell table:number-columns-repeated="16369"/>
        </table:table-row>
        <table:table-row table:style-name="ro4">
          <table:table-cell office:value-type="string" table:style-name="ce6">
            <text:p>T2 = 634</text:p>
          </table:table-cell>
          <table:table-cell office:value-type="string" table:style-name="ce6">
            <text:p>T2 = 341</text:p>
          </table:table-cell>
          <table:table-cell table:number-columns-repeated="13" table:style-name="ce7"/>
          <table:table-cell table:number-columns-repeated="16369"/>
        </table:table-row>
        <table:table-row table:style-name="ro4">
          <table:table-cell office:value-type="string" table:style-name="ce6">
            <text:p>A = 1001.59</text:p>
          </table:table-cell>
          <table:table-cell office:value-type="string" table:style-name="ce6">
            <text:p>A = 7844.58</text:p>
          </table:table-cell>
          <table:table-cell table:number-columns-repeated="13" table:style-name="ce7"/>
          <table:table-cell table:number-columns-repeated="16369"/>
        </table:table-row>
        <table:table-row table:style-name="ro4">
          <table:table-cell office:value-type="string" table:style-name="ce6">
            <text:p>B = -20.23544</text:p>
          </table:table-cell>
          <table:table-cell office:value-type="string" table:style-name="ce6">
            <text:p>B = -505.35729</text:p>
          </table:table-cell>
          <table:table-cell table:number-columns-repeated="13" table:style-name="ce7"/>
          <table:table-cell table:number-columns-repeated="16369"/>
        </table:table-row>
        <table:table-row table:style-name="ro4">
          <table:table-cell office:value-type="string" table:style-name="ce6">
            <text:p>Rho = 1.256</text:p>
          </table:table-cell>
          <table:table-cell office:value-type="string" table:style-name="ce6">
            <text:p>Rho = -5.2252</text:p>
          </table:table-cell>
          <table:table-cell table:number-columns-repeated="13" table:style-name="ce7"/>
          <table:table-cell table:number-columns-repeated="16369"/>
        </table:table-row>
        <table:table-row table:style-name="ro4">
          <table:table-cell office:value-type="string" table:style-name="ce6">
            <text:p>Kx = 13.873</text:p>
          </table:table-cell>
          <table:table-cell office:value-type="string" table:style-name="ce6">
            <text:p>Kx = 44.1215</text:p>
          </table:table-cell>
          <table:table-cell table:number-columns-repeated="13" table:style-name="ce7"/>
          <table:table-cell table:number-columns-repeated="16369"/>
        </table:table-row>
        <table:table-row table:style-name="ro4">
          <table:table-cell office:value-type="string" table:style-name="ce6">
            <text:p>Kw = 797.419</text:p>
          </table:table-cell>
          <table:table-cell office:value-type="string" table:style-name="ce6">
            <text:p>Kw = -1501.2854</text:p>
          </table:table-cell>
          <table:table-cell office:value-type="string" table:style-name="ce7">
            <text:p>Desl = 15.9mm</text:p>
          </table:table-cell>
          <table:table-cell office:value-type="string" table:style-name="ce7">
            <text:p>Desl = 9.574mm</text:p>
          </table:table-cell>
          <table:table-cell office:value-type="string" table:style-name="ce7">
            <text:p>Desl = 14.75mm</text:p>
          </table:table-cell>
          <table:table-cell office:value-type="string" table:style-name="ce7">
            <text:p>Desl = 24.94mm</text:p>
          </table:table-cell>
          <table:table-cell office:value-type="string" table:style-name="ce7">
            <text:p>Desl = 24.94mm</text:p>
          </table:table-cell>
          <table:table-cell office:value-type="string" table:style-name="ce7">
            <text:p>Desl = 5.94mm</text:p>
          </table:table-cell>
          <table:table-cell office:value-type="string" table:style-name="ce7">
            <text:p>Desl = 10.05mm</text:p>
          </table:table-cell>
          <table:table-cell office:value-type="string" table:style-name="ce7">
            <text:p>Desl = 3.37mm</text:p>
          </table:table-cell>
          <table:table-cell office:value-type="string" table:style-name="ce7">
            <text:p>Desl = 16.89mm</text:p>
          </table:table-cell>
          <table:table-cell office:value-type="string" table:style-name="ce7">
            <text:p>Desl = 22.6mm</text:p>
          </table:table-cell>
          <table:table-cell office:value-type="string" table:style-name="ce7">
            <text:p>Desl = 18.29mm</text:p>
          </table:table-cell>
          <table:table-cell office:value-type="string" table:style-name="ce7">
            <text:p>Desl = 8.33mm</text:p>
          </table:table-cell>
          <table:table-cell office:value-type="string" table:style-name="ce7">
            <text:p>Desl = 1.96mm</text:p>
          </table:table-cell>
          <table:table-cell table:number-columns-repeated="16369"/>
        </table:table-row>
        <table:table-row table:style-name="ro4">
          <table:table-cell office:value-type="string" table:style-name="ce8">
            <text:p>F = 1.42Hz</text:p>
          </table:table-cell>
          <table:table-cell office:value-type="string" table:style-name="ce8">
            <text:p>F = 1.42Hz</text:p>
          </table:table-cell>
          <table:table-cell office:value-type="string" table:style-name="ce7">
            <text:p>F = 1.42Hz</text:p>
          </table:table-cell>
          <table:table-cell office:value-type="string" table:style-name="ce7">
            <text:p>F =1.724Hz</text:p>
          </table:table-cell>
          <table:table-cell office:value-type="string" table:style-name="ce7">
            <text:p>F =1.429Hz</text:p>
          </table:table-cell>
          <table:table-cell office:value-type="string" table:style-name="ce7">
            <text:p>F =0.833Hz</text:p>
          </table:table-cell>
          <table:table-cell office:value-type="string" table:style-name="ce7">
            <text:p>F =0.833Hz</text:p>
          </table:table-cell>
          <table:table-cell office:value-type="string" table:style-name="ce7">
            <text:p>F =1.563Hz</text:p>
          </table:table-cell>
          <table:table-cell office:value-type="string" table:style-name="ce7">
            <text:p>F =1.24Hz</text:p>
          </table:table-cell>
          <table:table-cell office:value-type="string" table:style-name="ce7">
            <text:p>F =1.97Hz</text:p>
          </table:table-cell>
          <table:table-cell office:value-type="string" table:style-name="ce7">
            <text:p>F =1.02Hz</text:p>
          </table:table-cell>
          <table:table-cell office:value-type="string" table:style-name="ce7">
            <text:p>F =0.877Hz</text:p>
          </table:table-cell>
          <table:table-cell office:value-type="string" table:style-name="ce7">
            <text:p>F =0.961Hz</text:p>
          </table:table-cell>
          <table:table-cell office:value-type="string" table:style-name="ce7">
            <text:p>F =1.33Hz</text:p>
          </table:table-cell>
          <table:table-cell office:value-type="string" table:style-name="ce7">
            <text:p>F =2.38Hz</text:p>
          </table:table-cell>
          <table:table-cell table:number-columns-repeated="16369"/>
        </table:table-row>
        <table:table-row table:style-name="ro4">
          <table:table-cell table:number-columns-repeated="2" table:style-name="ce9"/>
          <table:table-cell table:number-columns-repeated="13" table:style-name="ce4"/>
          <table:table-cell table:number-columns-repeated="16369"/>
        </table:table-row>
        <table:table-row table:style-name="ro3"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69"/>
        </table:table-row>
        <table:table-row table:style-name="ro4">
          <table:table-cell office:value-type="string" table:style-name="ce11">
            <text:p>Rho = 18.4</text:p>
          </table:table-cell>
          <table:table-cell office:value-type="string" table:style-name="ce11">
            <text:p>Rho = 0.499</text:p>
          </table:table-cell>
          <table:table-cell office:value-type="string" table:style-name="ce11">
            <text:p>Rho = 4.77</text:p>
          </table:table-cell>
          <table:table-cell office:value-type="string" table:style-name="ce11">
            <text:p>Rho = 24.5185</text:p>
          </table:table-cell>
          <table:table-cell office:value-type="string" table:style-name="ce11">
            <text:p>Rho = 13.0476</text:p>
          </table:table-cell>
          <table:table-cell office:value-type="string" table:style-name="ce11">
            <text:p>Rho = 0.4637</text:p>
          </table:table-cell>
          <table:table-cell office:value-type="string" table:style-name="ce11">
            <text:p>Rho = 0.09852</text:p>
          </table:table-cell>
          <table:table-cell office:value-type="string" table:style-name="ce11">
            <text:p>Rho = 33.509</text:p>
          </table:table-cell>
          <table:table-cell office:value-type="string" table:style-name="ce11">
            <text:p>Rho = 13,48389</text:p>
          </table:table-cell>
          <table:table-cell office:value-type="string" table:style-name="ce11">
            <text:p>Rho = 7,055</text:p>
          </table:table-cell>
          <table:table-cell office:value-type="string" table:style-name="ce11">
            <text:p>Rho = 10.9038</text:p>
          </table:table-cell>
          <table:table-cell office:value-type="string" table:style-name="ce11">
            <text:p>Rho = 4,142808</text:p>
          </table:table-cell>
          <table:table-cell office:value-type="string" table:style-name="ce11">
            <text:p>Rho = 6.52488</text:p>
          </table:table-cell>
          <table:table-cell office:value-type="string" table:style-name="ce11">
            <text:p>Rho = 16.5573</text:p>
          </table:table-cell>
          <table:table-cell office:value-type="string" table:style-name="ce11">
            <text:p>Rho = 5.359369</text:p>
          </table:table-cell>
          <table:table-cell table:number-columns-repeated="16369"/>
        </table:table-row>
        <table:table-row table:style-name="ro4">
          <table:table-cell office:value-type="string" table:style-name="ce11">
            <text:p>Kx = 0.547</text:p>
          </table:table-cell>
          <table:table-cell office:value-type="string" table:style-name="ce11">
            <text:p>Kx = 0.76</text:p>
          </table:table-cell>
          <table:table-cell office:value-type="string" table:style-name="ce11">
            <text:p>Kx = 0.124</text:p>
          </table:table-cell>
          <table:table-cell office:value-type="string" table:style-name="ce11">
            <text:p>Kx = 0.8044</text:p>
          </table:table-cell>
          <table:table-cell office:value-type="string" table:style-name="ce11">
            <text:p>Kx = 0.6983</text:p>
          </table:table-cell>
          <table:table-cell office:value-type="string" table:style-name="ce11">
            <text:p>Kx = 0.5597</text:p>
          </table:table-cell>
          <table:table-cell office:value-type="string" table:style-name="ce11">
            <text:p>Kx = 0.6138</text:p>
          </table:table-cell>
          <table:table-cell office:value-type="string" table:style-name="ce11">
            <text:p>Kx =1.518</text:p>
          </table:table-cell>
          <table:table-cell office:value-type="string" table:style-name="ce11">
            <text:p>Kx =0.7485505</text:p>
          </table:table-cell>
          <table:table-cell office:value-type="string" table:style-name="ce11">
            <text:p>Kx = 0.97</text:p>
          </table:table-cell>
          <table:table-cell office:value-type="string" table:style-name="ce11">
            <text:p>Kx = 0.7541573</text:p>
          </table:table-cell>
          <table:table-cell office:value-type="string" table:style-name="ce11">
            <text:p>Kx = 0.5941772</text:p>
          </table:table-cell>
          <table:table-cell office:value-type="string" table:style-name="ce11">
            <text:p>Kx = 0.5567677</text:p>
          </table:table-cell>
          <table:table-cell office:value-type="string" table:style-name="ce11">
            <text:p>Kx = 0.6789286</text:p>
          </table:table-cell>
          <table:table-cell office:value-type="string" table:style-name="ce11">
            <text:p>Kx = 0.5981818</text:p>
          </table:table-cell>
          <table:table-cell table:number-columns-repeated="16369"/>
        </table:table-row>
        <table:table-row table:style-name="ro4">
          <table:table-cell office:value-type="string" table:style-name="ce11">
            <text:p>Kw = 46.83</text:p>
          </table:table-cell>
          <table:table-cell office:value-type="string" table:style-name="ce11">
            <text:p>Kw = 20.87</text:p>
          </table:table-cell>
          <table:table-cell office:value-type="string" table:style-name="ce11">
            <text:p>Kw = 73.041</text:p>
          </table:table-cell>
          <table:table-cell office:value-type="string" table:style-name="ce11">
            <text:p>Kw = 21.0167</text:p>
          </table:table-cell>
          <table:table-cell office:value-type="string" table:style-name="ce11">
            <text:p>Kw = 39.9311</text:p>
          </table:table-cell>
          <table:table-cell office:value-type="string" table:style-name="ce11">
            <text:p>Kw =42.4746</text:p>
          </table:table-cell>
          <table:table-cell office:value-type="string" table:style-name="ce11">
            <text:p>Kw = 37.4815</text:p>
          </table:table-cell>
          <table:table-cell office:value-type="string" table:style-name="ce11">
            <text:p>Kw = 21.0475</text:p>
          </table:table-cell>
          <table:table-cell office:value-type="string" table:style-name="ce11">
            <text:p>Kw = 39.23339</text:p>
          </table:table-cell>
          <table:table-cell office:value-type="string" table:style-name="ce11">
            <text:p>Kw = 70.52</text:p>
          </table:table-cell>
          <table:table-cell office:value-type="string" table:style-name="ce11">
            <text:p>Kw = 32.2209</text:p>
          </table:table-cell>
          <table:table-cell office:value-type="string" table:style-name="ce11">
            <text:p>Kw = 43,25114</text:p>
          </table:table-cell>
          <table:table-cell office:value-type="string" table:style-name="ce11">
            <text:p>Kw = 45.23859</text:p>
          </table:table-cell>
          <table:table-cell office:value-type="string" table:style-name="ce11">
            <text:p>Kw = 39.9937</text:p>
          </table:table-cell>
          <table:table-cell office:value-type="string" table:style-name="ce11">
            <text:p>Kw = 82.47955</text:p>
          </table:table-cell>
          <table:table-cell table:number-columns-repeated="16369"/>
        </table:table-row>
        <table:table-row table:number-rows-repeated="1048553" table:style-name="ro5">
          <table:table-cell table:number-columns-repeated="16384"/>
        </table:table-row>
      </table:table>
      <table:table table:name="Planilha2" table:style-name="ta1">
        <table:table-column table:style-name="co2" table:number-columns-repeated="15" table:default-cell-style-name="ce1"/>
        <table:table-column table:style-name="co4" table:default-cell-style-name="ce1"/>
        <table:table-column table:style-name="co3" table:number-columns-repeated="16368" table:default-cell-style-name="ce1"/>
        <table:table-row table:style-name="ro1">
          <table:table-cell/>
          <table:table-cell office:value-type="string" table:style-name="ce2">
            <text:p>Ensaio1</text:p>
          </table:table-cell>
          <table:table-cell office:value-type="string" table:style-name="ce2">
            <text:p>Ensaio2</text:p>
          </table:table-cell>
          <table:table-cell office:value-type="string" table:style-name="ce2">
            <text:p>Ensaio3</text:p>
          </table:table-cell>
          <table:table-cell office:value-type="string" table:style-name="ce2">
            <text:p>Ensaio4</text:p>
          </table:table-cell>
          <table:table-cell office:value-type="string" table:style-name="ce2">
            <text:p>Ensaio5</text:p>
          </table:table-cell>
          <table:table-cell office:value-type="string" table:style-name="ce2">
            <text:p>Ensaio6</text:p>
          </table:table-cell>
          <table:table-cell office:value-type="string" table:style-name="ce2">
            <text:p>Ensaio7</text:p>
          </table:table-cell>
          <table:table-cell office:value-type="string" table:style-name="ce2">
            <text:p>Ensaio8</text:p>
          </table:table-cell>
          <table:table-cell office:value-type="string" table:style-name="ce2">
            <text:p>Ensaio9</text:p>
          </table:table-cell>
          <table:table-cell office:value-type="string" table:style-name="ce2">
            <text:p>Ensaio10</text:p>
          </table:table-cell>
          <table:table-cell office:value-type="string" table:style-name="ce2">
            <text:p>Ensaio11</text:p>
          </table:table-cell>
          <table:table-cell office:value-type="string" table:style-name="ce2">
            <text:p>Ensaio12</text:p>
          </table:table-cell>
          <table:table-cell office:value-type="string" table:style-name="ce2">
            <text:p>Ensaio13</text:p>
          </table:table-cell>
          <table:table-cell office:value-type="string" table:style-name="ce2">
            <text:p>Ensaio14</text:p>
          </table:table-cell>
          <table:table-cell table:number-columns-repeated="16369"/>
        </table:table-row>
        <table:table-row table:style-name="ro4">
          <table:table-cell/>
          <table:table-cell table:number-columns-repeated="14" table:style-name="ce4"/>
          <table:table-cell table:number-columns-repeated="16369"/>
        </table:table-row>
        <table:table-row table:style-name="ro3">
          <table:table-cell/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6">
            <text:p>MAX = 250</text:p>
          </table:table-cell>
          <table:table-cell office:value-type="string" table:style-name="ce6">
            <text:p>MAX = 240</text:p>
          </table:table-cell>
          <table:table-cell office:value-type="string" table:style-name="ce6">
            <text:p>MAX = 230</text:p>
          </table:table-cell>
          <table:table-cell office:value-type="string" table:style-name="ce6">
            <text:p>MAX = 220</text:p>
          </table:table-cell>
          <table:table-cell office:value-type="string" table:style-name="ce6">
            <text:p>MAX = 210</text:p>
          </table:table-cell>
          <table:table-cell office:value-type="string" table:style-name="ce6">
            <text:p>MAX = 200</text:p>
          </table:table-cell>
          <table:table-cell office:value-type="string" table:style-name="ce6">
            <text:p>MAX = 190</text:p>
          </table:table-cell>
          <table:table-cell office:value-type="string" table:style-name="ce6">
            <text:p>MAX = 180</text:p>
          </table:table-cell>
          <table:table-cell office:value-type="string" table:style-name="ce6">
            <text:p>MAX = 170</text:p>
          </table:table-cell>
          <table:table-cell office:value-type="string" table:style-name="ce6">
            <text:p>MAX = 160</text:p>
          </table:table-cell>
          <table:table-cell office:value-type="string" table:style-name="ce6">
            <text:p>MAX = 150</text:p>
          </table:table-cell>
          <table:table-cell office:value-type="string" table:style-name="ce6">
            <text:p>MAX = 140</text:p>
          </table:table-cell>
          <table:table-cell office:value-type="string" table:style-name="ce6">
            <text:p>MAX = 130</text:p>
          </table:table-cell>
          <table:table-cell office:value-type="string" table:style-name="ce6">
            <text:p>MAX = 120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6">
            <text:p>Delay = 80</text:p>
          </table:table-cell>
          <table:table-cell office:value-type="string" table:style-name="ce6">
            <text:p>Delay = 83</text:p>
          </table:table-cell>
          <table:table-cell office:value-type="string" table:style-name="ce6">
            <text:p>Delay = 83</text:p>
          </table:table-cell>
          <table:table-cell office:value-type="string" table:style-name="ce6">
            <text:p>Delay = 83</text:p>
          </table:table-cell>
          <table:table-cell office:value-type="string" table:style-name="ce6">
            <text:p>Delay = 82</text:p>
          </table:table-cell>
          <table:table-cell office:value-type="string" table:style-name="ce6">
            <text:p>Delay = 82</text:p>
          </table:table-cell>
          <table:table-cell office:value-type="string" table:style-name="ce6">
            <text:p>Delay = 82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2</text:p>
          </table:table-cell>
          <table:table-cell office:value-type="string" table:style-name="ce6">
            <text:p>Delay = 82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2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7">
            <text:p>W0 = 1164</text:p>
          </table:table-cell>
          <table:table-cell office:value-type="string" table:style-name="ce7">
            <text:p>W0 = 217</text:p>
          </table:table-cell>
          <table:table-cell office:value-type="string" table:style-name="ce7">
            <text:p>W0 = 148</text:p>
          </table:table-cell>
          <table:table-cell office:value-type="string" table:style-name="ce7">
            <text:p>W0 = 321</text:p>
          </table:table-cell>
          <table:table-cell office:value-type="string" table:style-name="ce7">
            <text:p>W0 = 717</text:p>
          </table:table-cell>
          <table:table-cell office:value-type="string" table:style-name="ce7">
            <text:p>W0 = 227</text:p>
          </table:table-cell>
          <table:table-cell office:value-type="string" table:style-name="ce7">
            <text:p>W0 = 563</text:p>
          </table:table-cell>
          <table:table-cell office:value-type="string" table:style-name="ce7">
            <text:p>W0 = 649</text:p>
          </table:table-cell>
          <table:table-cell office:value-type="string" table:style-name="ce7">
            <text:p>W0 = 601</text:p>
          </table:table-cell>
          <table:table-cell office:value-type="string" table:style-name="ce7">
            <text:p>W0 = 510</text:p>
          </table:table-cell>
          <table:table-cell office:value-type="string" table:style-name="ce7">
            <text:p>W0 = 403</text:p>
          </table:table-cell>
          <table:table-cell office:value-type="string" table:style-name="ce7">
            <text:p>W0 = 375</text:p>
          </table:table-cell>
          <table:table-cell office:value-type="string" table:style-name="ce7">
            <text:p>W0 = 616</text:p>
          </table:table-cell>
          <table:table-cell office:value-type="string" table:style-name="ce7">
            <text:p>W0 = 301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7">
            <text:p>W1 = 1222</text:p>
          </table:table-cell>
          <table:table-cell office:value-type="string" table:style-name="ce7">
            <text:p>W1 = 244</text:p>
          </table:table-cell>
          <table:table-cell office:value-type="string" table:style-name="ce7">
            <text:p>W1 = 175</text:p>
          </table:table-cell>
          <table:table-cell office:value-type="string" table:style-name="ce7">
            <text:p>W1 = 347</text:p>
          </table:table-cell>
          <table:table-cell office:value-type="string" table:style-name="ce7">
            <text:p>W1 = 742</text:p>
          </table:table-cell>
          <table:table-cell office:value-type="string" table:style-name="ce7">
            <text:p>W1 = 251</text:p>
          </table:table-cell>
          <table:table-cell office:value-type="string" table:style-name="ce7">
            <text:p>W1 = 586</text:p>
          </table:table-cell>
          <table:table-cell office:value-type="string" table:style-name="ce7">
            <text:p>W1 = 671</text:p>
          </table:table-cell>
          <table:table-cell office:value-type="string" table:style-name="ce7">
            <text:p>W1 = 620</text:p>
          </table:table-cell>
          <table:table-cell office:value-type="string" table:style-name="ce7">
            <text:p>W1 = 530</text:p>
          </table:table-cell>
          <table:table-cell office:value-type="string" table:style-name="ce7">
            <text:p>W1 = 422</text:p>
          </table:table-cell>
          <table:table-cell office:value-type="string" table:style-name="ce7">
            <text:p>W1 = 393</text:p>
          </table:table-cell>
          <table:table-cell office:value-type="string" table:style-name="ce7">
            <text:p>W1 = 633</text:p>
          </table:table-cell>
          <table:table-cell office:value-type="string" table:style-name="ce7">
            <text:p>W1 = 317</text:p>
          </table:table-cell>
          <table:table-cell table:number-columns-repeated="16369"/>
        </table:table-row>
        <table:table-row table:number-rows-repeated="3" table:style-name="ro4">
          <table:table-cell/>
          <table:table-cell table:number-columns-repeated="14" table:style-name="ce7"/>
          <table:table-cell table:number-columns-repeated="16369"/>
        </table:table-row>
        <table:table-row table:style-name="ro4">
          <table:table-cell/>
          <table:table-cell office:value-type="string" table:style-name="ce12">
            <text:p>VERIFICADO</text:p>
          </table:table-cell>
          <table:table-cell office:value-type="string" table:style-name="ce12">
            <text:p>VERIFICADO</text:p>
          </table:table-cell>
          <table:table-cell table:number-columns-repeated="2" table:style-name="ce7"/>
          <table:table-cell office:value-type="string" table:style-name="ce12">
            <text:p>VERIFICADO</text:p>
          </table:table-cell>
          <table:table-cell office:value-type="string" table:style-name="ce12">
            <text:p>VERIFICADO</text:p>
          </table:table-cell>
          <table:table-cell office:value-type="string" table:style-name="ce12">
            <text:p>VERIFICADO</text:p>
          </table:table-cell>
          <table:table-cell office:value-type="string" table:style-name="ce12">
            <text:p>VERIFICADO</text:p>
          </table:table-cell>
          <table:table-cell office:value-type="string" table:style-name="ce12">
            <text:p>VERIFICADO</text:p>
          </table:table-cell>
          <table:table-cell office:value-type="string" table:style-name="ce12">
            <text:p>VERIFICADO</text:p>
          </table:table-cell>
          <table:table-cell table:number-columns-repeated="2" table:style-name="ce7"/>
          <table:table-cell office:value-type="string" table:style-name="ce12">
            <text:p>VERIFICADO</text:p>
          </table:table-cell>
          <table:table-cell office:value-type="string" table:style-name="ce12">
            <text:p>VERIFICADO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7">
            <text:p>Erro = 27.07%</text:p>
          </table:table-cell>
          <table:table-cell table:number-columns-repeated="2" table:style-name="ce7"/>
          <table:table-cell office:value-type="string" table:style-name="ce7">
            <text:p>Erro = 21.25%</text:p>
          </table:table-cell>
          <table:table-cell table:number-columns-repeated="3" table:style-name="ce7"/>
          <table:table-cell office:value-type="string" table:style-name="ce7">
            <text:p>Erro = 24.06%</text:p>
          </table:table-cell>
          <table:table-cell table:number-columns-repeated="5" table:style-name="ce7"/>
          <table:table-cell office:value-type="string" table:style-name="ce7">
            <text:p>Erro = 36.66%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7">
            <text:p>0.965*pi</text:p>
          </table:table-cell>
          <table:table-cell table:number-columns-repeated="2" table:style-name="ce7"/>
          <table:table-cell office:value-type="string" table:style-name="ce7">
            <text:p>0.43*pi</text:p>
          </table:table-cell>
          <table:table-cell table:number-columns-repeated="3" table:style-name="ce7"/>
          <table:table-cell office:value-type="string" table:style-name="ce7">
            <text:p>0.71*pi</text:p>
          </table:table-cell>
          <table:table-cell table:number-columns-repeated="5" table:style-name="ce7"/>
          <table:table-cell office:value-type="string" table:style-name="ce7">
            <text:p>0.55*pi</text:p>
          </table:table-cell>
          <table:table-cell table:number-columns-repeated="16369"/>
        </table:table-row>
        <table:table-row table:style-name="ro4">
          <table:table-cell/>
          <table:table-cell table:number-columns-repeated="14" table:style-name="ce7"/>
          <table:table-cell table:number-columns-repeated="16369"/>
        </table:table-row>
        <table:table-row table:style-name="ro4">
          <table:table-cell table:style-name="ce1"/>
          <table:table-cell office:value-type="string" table:style-name="ce7">
            <text:p>Desl = 24.42mm</text:p>
          </table:table-cell>
          <table:table-cell office:value-type="string" table:style-name="ce7">
            <text:p>Desl = 23.4mm</text:p>
          </table:table-cell>
          <table:table-cell office:value-type="string" table:style-name="ce7">
            <text:p>Desl = 21.26mm</text:p>
          </table:table-cell>
          <table:table-cell office:value-type="string" table:style-name="ce7">
            <text:p>Desl = 19.96mm</text:p>
          </table:table-cell>
          <table:table-cell office:value-type="string" table:style-name="ce7">
            <text:p>Desl = 18.08mm</text:p>
          </table:table-cell>
          <table:table-cell office:value-type="string" table:style-name="ce7">
            <text:p>Desl = 16.53mm</text:p>
          </table:table-cell>
          <table:table-cell office:value-type="string" table:style-name="ce7">
            <text:p>Desl = 15.3mm</text:p>
          </table:table-cell>
          <table:table-cell office:value-type="string" table:style-name="ce7">
            <text:p>Desl = 14.10mm</text:p>
          </table:table-cell>
          <table:table-cell office:value-type="string" table:style-name="ce7">
            <text:p>Desl = 13.07mm</text:p>
          </table:table-cell>
          <table:table-cell office:value-type="string" table:style-name="ce7">
            <text:p>Desl = 11.60mm</text:p>
          </table:table-cell>
          <table:table-cell office:value-type="string" table:style-name="ce7">
            <text:p>Desl = 9.905mm</text:p>
          </table:table-cell>
          <table:table-cell office:value-type="string" table:style-name="ce7">
            <text:p>Desl = 8.86mm</text:p>
          </table:table-cell>
          <table:table-cell office:value-type="string" table:style-name="ce7">
            <text:p>Desl = 7.48mm</text:p>
          </table:table-cell>
          <table:table-cell office:value-type="string" table:style-name="ce7">
            <text:p>Desl = 6.91mm</text:p>
          </table:table-cell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7">
            <text:p>F =0.833Hz</text:p>
          </table:table-cell>
          <table:table-cell office:value-type="string" table:style-name="ce7">
            <text:p>F =0.865Hz</text:p>
          </table:table-cell>
          <table:table-cell office:value-type="string" table:style-name="ce7">
            <text:p>F =0.885Hz</text:p>
          </table:table-cell>
          <table:table-cell office:value-type="string" table:style-name="ce7">
            <text:p>F =0.943Hz</text:p>
          </table:table-cell>
          <table:table-cell office:value-type="string" table:style-name="ce7">
            <text:p>F =0.961Hz</text:p>
          </table:table-cell>
          <table:table-cell office:value-type="string" table:style-name="ce7">
            <text:p>F =1Hz</text:p>
          </table:table-cell>
          <table:table-cell office:value-type="string" table:style-name="ce7">
            <text:p>F =1.064Hz</text:p>
          </table:table-cell>
          <table:table-cell office:value-type="string" table:style-name="ce7">
            <text:p>F =1.16Hz</text:p>
          </table:table-cell>
          <table:table-cell office:value-type="string" table:style-name="ce7">
            <text:p>F =1.136Hz</text:p>
          </table:table-cell>
          <table:table-cell office:value-type="string" table:style-name="ce7">
            <text:p>F =1.190Hz</text:p>
          </table:table-cell>
          <table:table-cell office:value-type="string" table:style-name="ce7">
            <text:p>F =1.258Hz</text:p>
          </table:table-cell>
          <table:table-cell office:value-type="string" table:style-name="ce7">
            <text:p>F =1.357Hz</text:p>
          </table:table-cell>
          <table:table-cell office:value-type="string" table:style-name="ce7">
            <text:p>F =1.429Hz</text:p>
          </table:table-cell>
          <table:table-cell office:value-type="string" table:style-name="ce7">
            <text:p>F =1.515Hz</text:p>
          </table:table-cell>
          <table:table-cell table:number-columns-repeated="16369" table:style-name="ce1"/>
        </table:table-row>
        <table:table-row table:style-name="ro4">
          <table:table-cell table:style-name="ce1"/>
          <table:table-cell table:number-columns-repeated="14" table:style-name="ce4"/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13">
            <text:p>RHO</text:p>
          </table:table-cell>
          <table:table-cell office:value-type="float" office:value="11.700900000000001" table:style-name="ce11">
            <text:p>11,7009</text:p>
          </table:table-cell>
          <table:table-cell office:value-type="float" office:value="9.2913999999999994" table:style-name="ce11">
            <text:p>9,2914</text:p>
          </table:table-cell>
          <table:table-cell office:value-type="float" office:value="6.2145999999999999" table:style-name="ce11">
            <text:p>6,2146</text:p>
          </table:table-cell>
          <table:table-cell office:value-type="float" office:value="4.0728" table:style-name="ce11">
            <text:p>4,0728</text:p>
          </table:table-cell>
          <table:table-cell office:value-type="float" office:value="3.4685999999999999" table:style-name="ce11">
            <text:p>3,4686</text:p>
          </table:table-cell>
          <table:table-cell office:value-type="float" office:value="5.4192999999999998" table:style-name="ce11">
            <text:p>5,4193</text:p>
          </table:table-cell>
          <table:table-cell office:value-type="float" office:value="7.8922999999999996" table:style-name="ce11">
            <text:p>7,8923</text:p>
          </table:table-cell>
          <table:table-cell office:value-type="float" office:value="8.1227999999999998" table:style-name="ce11">
            <text:p>8,1228</text:p>
          </table:table-cell>
          <table:table-cell office:value-type="float" office:value="9.6678999999999995" table:style-name="ce11">
            <text:p>9,6679</text:p>
          </table:table-cell>
          <table:table-cell office:value-type="float" office:value="8.4168000000000003" table:style-name="ce11">
            <text:p>8,4168</text:p>
          </table:table-cell>
          <table:table-cell office:value-type="float" office:value="3.9773000000000001" table:style-name="ce11">
            <text:p>3,9773</text:p>
          </table:table-cell>
          <table:table-cell office:value-type="float" office:value="9.9103999999999992" table:style-name="ce11">
            <text:p>9,9104</text:p>
          </table:table-cell>
          <table:table-cell office:value-type="float" office:value="7.5551000000000004" table:style-name="ce11">
            <text:p>7,5551</text:p>
          </table:table-cell>
          <table:table-cell office:value-type="float" office:value="4.1729000000000003" table:style-name="ce11">
            <text:p>4,1729</text:p>
          </table:table-cell>
          <table:table-cell office:value-type="float" office:value="7.1345071428571414" table:formula="of:=AVERAGE([.B21:.O21])" table:style-name="ce1">
            <text:p>7,134507143</text:p>
          </table:table-cell>
          <table:table-cell table:number-columns-repeated="16368"/>
        </table:table-row>
        <table:table-row table:style-name="ro4">
          <table:table-cell office:value-type="string" table:style-name="ce13">
            <text:p>KX</text:p>
          </table:table-cell>
          <table:table-cell office:value-type="float" office:value="0.38750000000000001" table:style-name="ce11">
            <text:p>0,3875</text:p>
          </table:table-cell>
          <table:table-cell office:value-type="float" office:value="0.61499999999999999" table:style-name="ce11">
            <text:p>0,615</text:p>
          </table:table-cell>
          <table:table-cell office:value-type="float" office:value="0.68470589999999998" table:style-name="ce11">
            <text:p>0,6847059</text:p>
          </table:table-cell>
          <table:table-cell office:value-type="float" office:value="0.64461539999999995" table:style-name="ce11">
            <text:p>0,6446154</text:p>
          </table:table-cell>
          <table:table-cell office:value-type="string" table:style-name="ce11">
            <text:p>0.4488889</text:p>
          </table:table-cell>
          <table:table-cell office:value-type="string" table:style-name="ce11">
            <text:p>0.6080597</text:p>
          </table:table-cell>
          <table:table-cell office:value-type="float" office:value="0.4652308" table:style-name="ce11">
            <text:p>0,4652308</text:p>
          </table:table-cell>
          <table:table-cell office:value-type="float" office:value="0.5014634" table:style-name="ce11">
            <text:p>0,5014634</text:p>
          </table:table-cell>
          <table:table-cell office:value-type="float" office:value="0.28619050000000001" table:style-name="ce11">
            <text:p>0,2861905</text:p>
          </table:table-cell>
          <table:table-cell office:value-type="float" office:value="0.41488370000000002" table:style-name="ce11">
            <text:p>0,4148837</text:p>
          </table:table-cell>
          <table:table-cell office:value-type="float" office:value="0.23876900000000001" table:style-name="ce11">
            <text:p>0,238769</text:p>
          </table:table-cell>
          <table:table-cell office:value-type="float" office:value="0.56074069999999998" table:style-name="ce11">
            <text:p>0,5607407</text:p>
          </table:table-cell>
          <table:table-cell office:value-type="float" office:value="0.23300000000000001" table:style-name="ce11">
            <text:p>0,233</text:p>
          </table:table-cell>
          <table:table-cell office:value-type="string" table:style-name="ce11">
            <text:p>0.60625</text:p>
          </table:table-cell>
          <table:table-cell office:value-type="float" office:value="0.45746358181818175" table:formula="of:=AVERAGE([.B22:.O22])" table:style-name="ce1">
            <text:p>0,457463582</text:p>
          </table:table-cell>
          <table:table-cell table:number-columns-repeated="16368"/>
        </table:table-row>
        <table:table-row table:style-name="ro4">
          <table:table-cell office:value-type="string" table:style-name="ce13">
            <text:p>KW</text:p>
          </table:table-cell>
          <table:table-cell office:value-type="float" office:value="70.051249999999996" table:style-name="ce11">
            <text:p>70,05125</text:p>
          </table:table-cell>
          <table:table-cell office:value-type="float" office:value="57.852499999999999" table:style-name="ce11">
            <text:p>57,8525</text:p>
          </table:table-cell>
          <table:table-cell office:value-type="float" office:value="52.94529" table:style-name="ce11">
            <text:p>52,94529</text:p>
          </table:table-cell>
          <table:table-cell office:value-type="float" office:value="54.795000000000002" table:style-name="ce11">
            <text:p>54,795</text:p>
          </table:table-cell>
          <table:table-cell office:value-type="float" office:value="61.724440000000001" table:style-name="ce11">
            <text:p>61,72444</text:p>
          </table:table-cell>
          <table:table-cell office:value-type="string" table:style-name="ce11">
            <text:p>54.31679</text:p>
          </table:table-cell>
          <table:table-cell office:value-type="float" office:value="61.910150000000002" table:style-name="ce11">
            <text:p>61,91015</text:p>
          </table:table-cell>
          <table:table-cell office:value-type="float" office:value="60.72" table:style-name="ce11">
            <text:p>60,72</text:p>
          </table:table-cell>
          <table:table-cell office:value-type="float" office:value="68.479399999999998" table:style-name="ce11">
            <text:p>68,4794</text:p>
          </table:table-cell>
          <table:table-cell office:value-type="float" office:value="63.264879999999998" table:style-name="ce11">
            <text:p>63,26488</text:p>
          </table:table-cell>
          <table:table-cell office:value-type="float" office:value="66.949380000000005" table:style-name="ce11">
            <text:p>66,94938</text:p>
          </table:table-cell>
          <table:table-cell office:value-type="float" office:value="54.844810000000003" table:style-name="ce11">
            <text:p>54,84481</text:p>
          </table:table-cell>
          <table:table-cell office:value-type="float" office:value="62.207999999999998" table:style-name="ce11">
            <text:p>62,208</text:p>
          </table:table-cell>
          <table:table-cell office:value-type="float" office:value="50.005629999999996" table:style-name="ce11">
            <text:p>50,00563</text:p>
          </table:table-cell>
          <table:table-cell office:value-type="float" office:value="60.442363846153853" table:formula="of:=AVERAGE([.B23:.O23])" table:style-name="ce1">
            <text:p>60,44236385</text:p>
          </table:table-cell>
          <table:table-cell table:number-columns-repeated="16368"/>
        </table:table-row>
        <table:table-row table:number-rows-repeated="2" table:style-name="ro4">
          <table:table-cell table:number-columns-repeated="16384"/>
        </table:table-row>
        <table:table-row table:style-name="ro3">
          <table:table-cell table:style-name="ce1"/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13">
            <text:p>RHO</text:p>
          </table:table-cell>
          <table:table-cell office:value-type="float" office:value="11.700900000000001" table:style-name="ce11">
            <text:p>11,7009</text:p>
          </table:table-cell>
          <table:table-cell office:value-type="float" office:value="9.2913999999999994" table:style-name="ce11">
            <text:p>9,2914</text:p>
          </table:table-cell>
          <table:table-cell office:value-type="float" office:value="6.2145999999999999" table:style-name="ce11">
            <text:p>6,2146</text:p>
          </table:table-cell>
          <table:table-cell office:value-type="float" office:value="13.4872" table:style-name="ce11">
            <text:p>13,4872</text:p>
          </table:table-cell>
          <table:table-cell office:value-type="float" office:value="3.4685999999999999" table:style-name="ce11">
            <text:p>3,4686</text:p>
          </table:table-cell>
          <table:table-cell office:value-type="float" office:value="5.4192999999999998" table:style-name="ce11">
            <text:p>5,4193</text:p>
          </table:table-cell>
          <table:table-cell office:value-type="float" office:value="7.8922999999999996" table:style-name="ce11">
            <text:p>7,8923</text:p>
          </table:table-cell>
          <table:table-cell office:value-type="float" office:value="16.217099999999999" table:style-name="ce11">
            <text:p>16,2171</text:p>
          </table:table-cell>
          <table:table-cell office:value-type="float" office:value="9.6678999999999995" table:style-name="ce11">
            <text:p>9,6679</text:p>
          </table:table-cell>
          <table:table-cell office:value-type="float" office:value="8.4168000000000003" table:style-name="ce11">
            <text:p>8,4168</text:p>
          </table:table-cell>
          <table:table-cell office:value-type="float" office:value="3.9773000000000001" table:style-name="ce11">
            <text:p>3,9773</text:p>
          </table:table-cell>
          <table:table-cell office:value-type="float" office:value="9.9103999999999992" table:style-name="ce11">
            <text:p>9,9104</text:p>
          </table:table-cell>
          <table:table-cell office:value-type="float" office:value="7.5551000000000004" table:style-name="ce11">
            <text:p>7,5551</text:p>
          </table:table-cell>
          <table:table-cell office:value-type="float" office:value="12.1752" table:style-name="ce11">
            <text:p>12,1752</text:p>
          </table:table-cell>
          <table:table-cell office:value-type="float" office:value="8.9567214285714289" table:formula="of:=AVERAGE([.B27:.O27])" table:style-name="ce1">
            <text:p>8,956721429</text:p>
          </table:table-cell>
          <table:table-cell table:number-columns-repeated="16368"/>
        </table:table-row>
        <table:table-row table:style-name="ro4">
          <table:table-cell office:value-type="string" table:style-name="ce13">
            <text:p>KX</text:p>
          </table:table-cell>
          <table:table-cell office:value-type="float" office:value="0.38750000000000001" table:style-name="ce11">
            <text:p>0,3875</text:p>
          </table:table-cell>
          <table:table-cell office:value-type="float" office:value="0.61499999999999999" table:style-name="ce11">
            <text:p>0,615</text:p>
          </table:table-cell>
          <table:table-cell office:value-type="float" office:value="0.68470589999999998" table:style-name="ce11">
            <text:p>0,6847059</text:p>
          </table:table-cell>
          <table:table-cell office:value-type="float" office:value="0.57343279999999996" table:style-name="ce11">
            <text:p>0,5734328</text:p>
          </table:table-cell>
          <table:table-cell office:value-type="float" office:value="0.44888889999999998" table:style-name="ce11">
            <text:p>0,4488889</text:p>
          </table:table-cell>
          <table:table-cell office:value-type="float" office:value="0.60805969999999998" table:style-name="ce11">
            <text:p>0,6080597</text:p>
          </table:table-cell>
          <table:table-cell office:value-type="float" office:value="0.4652308" table:style-name="ce11">
            <text:p>0,4652308</text:p>
          </table:table-cell>
          <table:table-cell office:value-type="float" office:value="0.55157889999999998" table:style-name="ce11">
            <text:p>0,5515789</text:p>
          </table:table-cell>
          <table:table-cell office:value-type="float" office:value="0.28619050000000001" table:style-name="ce11">
            <text:p>0,2861905</text:p>
          </table:table-cell>
          <table:table-cell office:value-type="float" office:value="0.41488370000000002" table:style-name="ce11">
            <text:p>0,4148837</text:p>
          </table:table-cell>
          <table:table-cell office:value-type="float" office:value="0.23876900000000001" table:style-name="ce11">
            <text:p>0,238769</text:p>
          </table:table-cell>
          <table:table-cell office:value-type="float" office:value="0.56074069999999998" table:style-name="ce11">
            <text:p>0,5607407</text:p>
          </table:table-cell>
          <table:table-cell office:value-type="float" office:value="0.23300000000000001" table:style-name="ce11">
            <text:p>0,233</text:p>
          </table:table-cell>
          <table:table-cell office:value-type="float" office:value="2.666667E-2" table:style-name="ce11">
            <text:p>0,02666667</text:p>
          </table:table-cell>
          <table:table-cell office:value-type="float" office:value="0.43533196928571422" table:formula="of:=AVERAGE([.B28:.O28])" table:style-name="ce1">
            <text:p>0,435331969</text:p>
          </table:table-cell>
          <table:table-cell table:number-columns-repeated="16368"/>
        </table:table-row>
        <table:table-row table:style-name="ro4">
          <table:table-cell office:value-type="string" table:style-name="ce13">
            <text:p>KW</text:p>
          </table:table-cell>
          <table:table-cell office:value-type="float" office:value="70.051249999999996" table:style-name="ce11">
            <text:p>70,05125</text:p>
          </table:table-cell>
          <table:table-cell office:value-type="float" office:value="57.852499999999999" table:style-name="ce11">
            <text:p>57,8525</text:p>
          </table:table-cell>
          <table:table-cell office:value-type="float" office:value="52.94529" table:style-name="ce11">
            <text:p>52,94529</text:p>
          </table:table-cell>
          <table:table-cell office:value-type="float" office:value="44.722090000000001" table:style-name="ce11">
            <text:p>44,72209</text:p>
          </table:table-cell>
          <table:table-cell office:value-type="float" office:value="61.724440000000001" table:style-name="ce11">
            <text:p>61,72444</text:p>
          </table:table-cell>
          <table:table-cell office:value-type="float" office:value="54.316789999999997" table:style-name="ce11">
            <text:p>54,31679</text:p>
          </table:table-cell>
          <table:table-cell office:value-type="float" office:value="61.910150000000002" table:style-name="ce11">
            <text:p>61,91015</text:p>
          </table:table-cell>
          <table:table-cell office:value-type="float" office:value="51.27158" table:style-name="ce11">
            <text:p>51,27158</text:p>
          </table:table-cell>
          <table:table-cell office:value-type="float" office:value="68.479399999999998" table:style-name="ce11">
            <text:p>68,4794</text:p>
          </table:table-cell>
          <table:table-cell office:value-type="float" office:value="63.264879999999998" table:style-name="ce11">
            <text:p>63,26488</text:p>
          </table:table-cell>
          <table:table-cell office:value-type="float" office:value="66.949380000000005" table:style-name="ce11">
            <text:p>66,94938</text:p>
          </table:table-cell>
          <table:table-cell office:value-type="float" office:value="54.844810000000003" table:style-name="ce11">
            <text:p>54,84481</text:p>
          </table:table-cell>
          <table:table-cell office:value-type="float" office:value="62.207999999999998" table:style-name="ce11">
            <text:p>62,208</text:p>
          </table:table-cell>
          <table:table-cell office:value-type="float" office:value="62.113329999999998" table:style-name="ce11">
            <text:p>62,11333</text:p>
          </table:table-cell>
          <table:table-cell office:value-type="float" office:value="59.475277857142864" table:formula="of:=AVERAGE([.B29:.O29])" table:style-name="ce1">
            <text:p>59,47527786</text:p>
          </table:table-cell>
          <table:table-cell table:number-columns-repeated="16368"/>
        </table:table-row>
        <table:table-row table:number-rows-repeated="1048547" table:style-name="ro4">
          <table:table-cell table:number-columns-repeated="16384"/>
        </table:table-row>
      </table:table>
      <table:table table:name="Planilha3" table:style-name="ta1">
        <table:table-column table:style-name="co5" table:number-columns-repeated="9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2">
            <text:p>Ensaio1.1</text:p>
          </table:table-cell>
          <table:table-cell office:value-type="string" table:style-name="ce2">
            <text:p>Ensaio2.1</text:p>
          </table:table-cell>
          <table:table-cell office:value-type="string" table:style-name="ce2">
            <text:p>Ensaio3.1</text:p>
          </table:table-cell>
          <table:table-cell office:value-type="string" table:style-name="ce2">
            <text:p>Ensaio4.1</text:p>
          </table:table-cell>
          <table:table-cell office:value-type="string" table:style-name="ce2">
            <text:p>Ensaio5.1</text:p>
          </table:table-cell>
          <table:table-cell office:value-type="string" table:style-name="ce2">
            <text:p>Ensaio6.1</text:p>
          </table:table-cell>
          <table:table-cell office:value-type="string" table:style-name="ce2">
            <text:p>Ensaio7.1</text:p>
          </table:table-cell>
          <table:table-cell office:value-type="string" table:style-name="ce2">
            <text:p>Ensaio8.1</text:p>
          </table:table-cell>
          <table:table-cell office:value-type="string" table:style-name="ce2">
            <text:p>Ensaio9.1</text:p>
          </table:table-cell>
          <table:table-cell office:value-type="string" table:style-name="ce2">
            <text:p>Ensaio10.1</text:p>
          </table:table-cell>
          <table:table-cell table:number-columns-repeated="16374"/>
        </table:table-row>
        <table:table-row table:style-name="ro4">
          <table:table-cell table:number-columns-repeated="10" table:style-name="ce4"/>
          <table:table-cell table:number-columns-repeated="16374"/>
        </table:table-row>
        <table:table-row table:style-name="ro3"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table:number-columns-repeated="16374"/>
        </table:table-row>
        <table:table-row table:style-name="ro4">
          <table:table-cell office:value-type="string" table:style-name="ce6">
            <text:p>MAX = 250</text:p>
          </table:table-cell>
          <table:table-cell office:value-type="string" table:style-name="ce6">
            <text:p>MAX = 240</text:p>
          </table:table-cell>
          <table:table-cell office:value-type="string" table:style-name="ce6">
            <text:p>MAX = 230</text:p>
          </table:table-cell>
          <table:table-cell office:value-type="string" table:style-name="ce6">
            <text:p>MAX = 220</text:p>
          </table:table-cell>
          <table:table-cell office:value-type="string" table:style-name="ce6">
            <text:p>MAX = 210</text:p>
          </table:table-cell>
          <table:table-cell office:value-type="string" table:style-name="ce6">
            <text:p>MAX = 200</text:p>
          </table:table-cell>
          <table:table-cell office:value-type="string" table:style-name="ce6">
            <text:p>MAX = 190</text:p>
          </table:table-cell>
          <table:table-cell office:value-type="string" table:style-name="ce6">
            <text:p>MAX = 180</text:p>
          </table:table-cell>
          <table:table-cell office:value-type="string" table:style-name="ce6">
            <text:p>MAX = 170</text:p>
          </table:table-cell>
          <table:table-cell office:value-type="string" table:style-name="ce6">
            <text:p>MAX = 160</text:p>
          </table:table-cell>
          <table:table-cell table:number-columns-repeated="16374"/>
        </table:table-row>
        <table:table-row table:style-name="ro4"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table:number-columns-repeated="16374"/>
        </table:table-row>
        <table:table-row table:style-name="ro4"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table:number-columns-repeated="16374"/>
        </table:table-row>
        <table:table-row table:style-name="ro4"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2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82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W0 = 1016</text:p>
          </table:table-cell>
          <table:table-cell office:value-type="string" table:style-name="ce7">
            <text:p>W0 = 1444</text:p>
          </table:table-cell>
          <table:table-cell office:value-type="string" table:style-name="ce7">
            <text:p>W0 = 1272</text:p>
          </table:table-cell>
          <table:table-cell office:value-type="string" table:style-name="ce7">
            <text:p>W0 = 2298</text:p>
          </table:table-cell>
          <table:table-cell office:value-type="string" table:style-name="ce7">
            <text:p>W0 = 1573</text:p>
          </table:table-cell>
          <table:table-cell office:value-type="string" table:style-name="ce7">
            <text:p>W0 = 1941</text:p>
          </table:table-cell>
          <table:table-cell office:value-type="string" table:style-name="ce7">
            <text:p>W0 = 1499</text:p>
          </table:table-cell>
          <table:table-cell office:value-type="string" table:style-name="ce7">
            <text:p>W0 = 1216</text:p>
          </table:table-cell>
          <table:table-cell office:value-type="string" table:style-name="ce7">
            <text:p>W0 = 2018</text:p>
          </table:table-cell>
          <table:table-cell office:value-type="string" table:style-name="ce7">
            <text:p>W0 = 1041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W1 = 1074</text:p>
          </table:table-cell>
          <table:table-cell office:value-type="string" table:style-name="ce7">
            <text:p>W1 = 1499</text:p>
          </table:table-cell>
          <table:table-cell office:value-type="string" table:style-name="ce7">
            <text:p>W1 = 1326</text:p>
          </table:table-cell>
          <table:table-cell office:value-type="string" table:style-name="ce7">
            <text:p>W1 = 2350</text:p>
          </table:table-cell>
          <table:table-cell office:value-type="string" table:style-name="ce7">
            <text:p>W1 = 1622</text:p>
          </table:table-cell>
          <table:table-cell office:value-type="string" table:style-name="ce7">
            <text:p>W1 = 1989</text:p>
          </table:table-cell>
          <table:table-cell office:value-type="string" table:style-name="ce7">
            <text:p>W1 = 1545</text:p>
          </table:table-cell>
          <table:table-cell office:value-type="string" table:style-name="ce7">
            <text:p>W1 = 1260</text:p>
          </table:table-cell>
          <table:table-cell office:value-type="string" table:style-name="ce7">
            <text:p>W1 = 2060</text:p>
          </table:table-cell>
          <table:table-cell office:value-type="string" table:style-name="ce7">
            <text:p>W1 = 1081</text:p>
          </table:table-cell>
          <table:table-cell table:number-columns-repeated="16374"/>
        </table:table-row>
        <table:table-row table:style-name="ro4">
          <table:table-cell table:number-columns-repeated="10" table:style-name="ce7"/>
          <table:table-cell table:number-columns-repeated="16374"/>
        </table:table-row>
        <table:table-row table:style-name="ro4">
          <table:table-cell table:number-columns-repeated="3" table:style-name="ce7"/>
          <table:table-cell office:value-type="string" table:style-name="ce7">
            <text:p>Erro = 11,95% - 2</text:p>
          </table:table-cell>
          <table:table-cell table:number-columns-repeated="2" table:style-name="ce7"/>
          <table:table-cell office:value-type="string" table:style-name="ce7">
            <text:p>Erro = 19,66% - 2</text:p>
          </table:table-cell>
          <table:table-cell table:number-columns-repeated="2" table:style-name="ce7"/>
          <table:table-cell office:value-type="string" table:style-name="ce7">
            <text:p>Erro = 12,82% - 2</text:p>
          </table:table-cell>
          <table:table-cell table:number-columns-repeated="16374"/>
        </table:table-row>
        <table:table-row table:style-name="ro4">
          <table:table-cell table:number-columns-repeated="3" table:style-name="ce7"/>
          <table:table-cell office:value-type="string" table:style-name="ce7">
            <text:p>(pi/10000)-(1.59*pi)</text:p>
          </table:table-cell>
          <table:table-cell table:number-columns-repeated="2" table:style-name="ce7"/>
          <table:table-cell office:value-type="string" table:style-name="ce7">
            <text:p>(pi/100)-(pi/11)</text:p>
          </table:table-cell>
          <table:table-cell table:number-columns-repeated="2" table:style-name="ce7"/>
          <table:table-cell office:value-type="string" table:style-name="ce7">
            <text:p>(2.5*pi/100)-(0.01*pi/10)</text:p>
          </table:table-cell>
          <table:table-cell table:number-columns-repeated="16374"/>
        </table:table-row>
        <table:table-row table:style-name="ro4">
          <table:table-cell table:number-columns-repeated="10" table:style-name="ce12"/>
          <table:table-cell table:number-columns-repeated="16374"/>
        </table:table-row>
        <table:table-row table:style-name="ro4">
          <table:table-cell office:value-type="string" table:style-name="ce7">
            <text:p>Erro = %</text:p>
          </table:table-cell>
          <table:table-cell office:value-type="string" table:style-name="ce7">
            <text:p>Erro = %</text:p>
          </table:table-cell>
          <table:table-cell office:value-type="string" table:style-name="ce7">
            <text:p>Erro = %</text:p>
          </table:table-cell>
          <table:table-cell office:value-type="string" table:style-name="ce7">
            <text:p>Erro = 18,82% - 1</text:p>
          </table:table-cell>
          <table:table-cell office:value-type="string" table:style-name="ce7">
            <text:p>Erro = %</text:p>
          </table:table-cell>
          <table:table-cell office:value-type="string" table:style-name="ce7">
            <text:p>Erro = %</text:p>
          </table:table-cell>
          <table:table-cell office:value-type="string" table:style-name="ce7">
            <text:p>Erro = 15% - 1</text:p>
          </table:table-cell>
          <table:table-cell office:value-type="string" table:style-name="ce7">
            <text:p>Erro = %</text:p>
          </table:table-cell>
          <table:table-cell office:value-type="string" table:style-name="ce7">
            <text:p>Erro = %</text:p>
          </table:table-cell>
          <table:table-cell office:value-type="string" table:style-name="ce7">
            <text:p>Erro = %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*pi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0.741*pi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(pi/100)-(pi/12)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*pi</text:p>
          </table:table-cell>
          <table:table-cell table:number-columns-repeated="16374"/>
        </table:table-row>
        <table:table-row table:style-name="ro4">
          <table:table-cell table:number-columns-repeated="10" table:style-name="ce7"/>
          <table:table-cell table:number-columns-repeated="16374"/>
        </table:table-row>
        <table:table-row table:style-name="ro4">
          <table:table-cell office:value-type="string" table:style-name="ce7">
            <text:p>Desl = 24.75mm</text:p>
          </table:table-cell>
          <table:table-cell office:value-type="string" table:style-name="ce7">
            <text:p>Desl = 22.81mm</text:p>
          </table:table-cell>
          <table:table-cell office:value-type="string" table:style-name="ce7">
            <text:p>Desl = 21,72mm</text:p>
          </table:table-cell>
          <table:table-cell office:value-type="string" table:style-name="ce7">
            <text:p>Desl = 19,96mm</text:p>
          </table:table-cell>
          <table:table-cell office:value-type="string" table:style-name="ce7">
            <text:p>Desl = 18,26mm</text:p>
          </table:table-cell>
          <table:table-cell office:value-type="string" table:style-name="ce7">
            <text:p>Desl = 16,63mm</text:p>
          </table:table-cell>
          <table:table-cell office:value-type="string" table:style-name="ce7">
            <text:p>Desl = 15,16mm</text:p>
          </table:table-cell>
          <table:table-cell office:value-type="string" table:style-name="ce7">
            <text:p>Desl = 13,65mm</text:p>
          </table:table-cell>
          <table:table-cell office:value-type="string" table:style-name="ce7">
            <text:p>Desl = 12,28mm</text:p>
          </table:table-cell>
          <table:table-cell office:value-type="string" table:style-name="ce7">
            <text:p>Desl = 11,24mm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F =0.840336Hz</text:p>
          </table:table-cell>
          <table:table-cell office:value-type="string" table:style-name="ce7">
            <text:p>F =0.869565Hz</text:p>
          </table:table-cell>
          <table:table-cell office:value-type="string" table:style-name="ce7">
            <text:p>F =0.893186Hz</text:p>
          </table:table-cell>
          <table:table-cell office:value-type="string" table:style-name="ce7">
            <text:p>F =0.943396Hz</text:p>
          </table:table-cell>
          <table:table-cell office:value-type="string" table:style-name="ce7">
            <text:p>F =0.970874Hz</text:p>
          </table:table-cell>
          <table:table-cell office:value-type="string" table:style-name="ce7">
            <text:p>F =1.01Hz</text:p>
          </table:table-cell>
          <table:table-cell office:value-type="string" table:style-name="ce7">
            <text:p>F =1.053Hz</text:p>
          </table:table-cell>
          <table:table-cell office:value-type="string" table:style-name="ce7">
            <text:p>F =1.099Hz</text:p>
          </table:table-cell>
          <table:table-cell office:value-type="string" table:style-name="ce7">
            <text:p>F =1.149Hz</text:p>
          </table:table-cell>
          <table:table-cell office:value-type="string" table:style-name="ce7">
            <text:p>F =1.220Hz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4"/>
          <table:table-cell table:number-columns-repeated="16374" table:style-name="ce1"/>
        </table:table-row>
        <table:table-row table:style-name="ro3"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74" table:style-name="ce1"/>
        </table:table-row>
        <table:table-row table:style-name="ro4">
          <table:table-cell office:value-type="float" office:value="27.4527" table:style-name="ce11">
            <text:p>27,4527</text:p>
          </table:table-cell>
          <table:table-cell office:value-type="float" office:value="30.575299999999999" table:style-name="ce11">
            <text:p>30,5753</text:p>
          </table:table-cell>
          <table:table-cell office:value-type="float" office:value="34.141300000000001" table:style-name="ce11">
            <text:p>34,1413</text:p>
          </table:table-cell>
          <table:table-cell office:value-type="float" office:value="39.207299999999996" table:style-name="ce11">
            <text:p>39,2073</text:p>
          </table:table-cell>
          <table:table-cell office:value-type="float" office:value="66.038300000000007" table:style-name="ce11">
            <text:p>66,0383</text:p>
          </table:table-cell>
          <table:table-cell office:value-type="float" office:value="44.040700000000001" table:style-name="ce11">
            <text:p>44,0407</text:p>
          </table:table-cell>
          <table:table-cell office:value-type="float" office:value="40.0764" table:style-name="ce11">
            <text:p>40,0764</text:p>
          </table:table-cell>
          <table:table-cell office:value-type="float" office:value="57.500100000000003" table:style-name="ce11">
            <text:p>57,5001</text:p>
          </table:table-cell>
          <table:table-cell office:value-type="float" office:value="45.671599999999998" table:style-name="ce11">
            <text:p>45,6716</text:p>
          </table:table-cell>
          <table:table-cell office:value-type="string" table:style-name="ce11">
            <text:p>40.6709</text:p>
          </table:table-cell>
          <table:table-cell office:value-type="float" office:value="42.74485555555556" table:formula="of:=AVERAGE([.A21:.J21])" table:style-name="ce1">
            <text:p>42,74485556</text:p>
          </table:table-cell>
          <table:table-cell office:value-type="string" table:style-name="ce1">
            <text:p>rho</text:p>
          </table:table-cell>
          <table:table-cell table:number-columns-repeated="16372"/>
        </table:table-row>
        <table:table-row table:style-name="ro4">
          <table:table-cell office:value-type="float" office:value="0.76820509999999997" table:style-name="ce11">
            <text:p>0,7682051</text:p>
          </table:table-cell>
          <table:table-cell office:value-type="float" office:value="0.6835" table:style-name="ce11">
            <text:p>0,6835</text:p>
          </table:table-cell>
          <table:table-cell office:value-type="float" office:value="0.71441860000000001" table:style-name="ce11">
            <text:p>0,7144186</text:p>
          </table:table-cell>
          <table:table-cell office:value-type="float" office:value="0.70399999999999996" table:style-name="ce11">
            <text:p>0,704</text:p>
          </table:table-cell>
          <table:table-cell office:value-type="float" office:value="0.88357140000000001" table:style-name="ce11">
            <text:p>0,8835714</text:p>
          </table:table-cell>
          <table:table-cell office:value-type="float" office:value="0.74090909999999999" table:style-name="ce11">
            <text:p>0,7409091</text:p>
          </table:table-cell>
          <table:table-cell office:value-type="float" office:value="0.77164180000000004" table:style-name="ce11">
            <text:p>0,7716418</text:p>
          </table:table-cell>
          <table:table-cell office:value-type="float" office:value="0.98682930000000002" table:style-name="ce11">
            <text:p>0,9868293</text:p>
          </table:table-cell>
          <table:table-cell office:value-type="float" office:value="0.84511630000000004" table:style-name="ce11">
            <text:p>0,8451163</text:p>
          </table:table-cell>
          <table:table-cell office:value-type="float" office:value="0.92230769999999995" table:style-name="ce11">
            <text:p>0,9223077</text:p>
          </table:table-cell>
          <table:table-cell office:value-type="float" office:value="0.80204992999999991" table:formula="of:=AVERAGE([.A22:.J22])" table:style-name="ce1">
            <text:p>0,80204993</text:p>
          </table:table-cell>
          <table:table-cell office:value-type="string" table:style-name="ce1">
            <text:p>kx</text:p>
          </table:table-cell>
          <table:table-cell table:number-columns-repeated="16372"/>
        </table:table-row>
        <table:table-row table:style-name="ro4">
          <table:table-cell office:value-type="float" office:value="57.421030000000002" table:style-name="ce11">
            <text:p>57,42103</text:p>
          </table:table-cell>
          <table:table-cell office:value-type="float" office:value="59.460749999999997" table:style-name="ce11">
            <text:p>59,46075</text:p>
          </table:table-cell>
          <table:table-cell office:value-type="float" office:value="56.558599999999998" table:style-name="ce11">
            <text:p>56,5586</text:p>
          </table:table-cell>
          <table:table-cell office:value-type="float" office:value="53.488" table:style-name="ce11">
            <text:p>53,488</text:p>
          </table:table-cell>
          <table:table-cell office:value-type="float" office:value="48.800359999999998" table:style-name="ce11">
            <text:p>48,80036</text:p>
          </table:table-cell>
          <table:table-cell office:value-type="float" office:value="49.182270000000003" table:style-name="ce11">
            <text:p>49,18227</text:p>
          </table:table-cell>
          <table:table-cell office:value-type="float" office:value="50.265970000000003" table:style-name="ce11">
            <text:p>50,26597</text:p>
          </table:table-cell>
          <table:table-cell office:value-type="float" office:value="38.012680000000003" table:style-name="ce11">
            <text:p>38,01268</text:p>
          </table:table-cell>
          <table:table-cell office:value-type="float" office:value="46.159529999999997" table:style-name="ce11">
            <text:p>46,15953</text:p>
          </table:table-cell>
          <table:table-cell office:value-type="float" office:value="43.01923" table:style-name="ce11">
            <text:p>43,01923</text:p>
          </table:table-cell>
          <table:table-cell office:value-type="float" office:value="50.236842000000003" table:formula="of:=AVERAGE([.A23:.J23])" table:style-name="ce1">
            <text:p>50,236842</text:p>
          </table:table-cell>
          <table:table-cell office:value-type="string" table:style-name="ce1">
            <text:p>kw</text:p>
          </table:table-cell>
          <table:table-cell table:number-columns-repeated="16372"/>
        </table:table-row>
        <table:table-row table:style-name="ro4">
          <table:table-cell table:number-columns-repeated="3" table:style-name="ce1"/>
          <table:table-cell office:value-type="string" table:style-name="ce1">
            <text:p>1 - <text:s text:c="10"/>32,84415</text:p>
          </table:table-cell>
          <table:table-cell table:number-columns-repeated="2" table:style-name="ce1"/>
          <table:table-cell office:value-type="string" table:style-name="ce1">
            <text:p>1- <text:s text:c="7"/>40,21885714</text:p>
          </table:table-cell>
          <table:table-cell table:number-columns-repeated="2" table:style-name="ce1"/>
          <table:table-cell office:value-type="string" table:style-name="ce1">
            <text:p>2 - <text:s text:c="6"/>42,74485556</text:p>
          </table:table-cell>
          <table:table-cell table:number-columns-repeated="16374" table:style-name="ce1"/>
        </table:table-row>
        <table:table-row table:style-name="ro4">
          <table:table-cell table:number-columns-repeated="3" table:style-name="ce1"/>
          <table:table-cell office:value-type="float" office:value="0.71753092500000004" table:style-name="ce1">
            <text:p>0,717530925</text:p>
          </table:table-cell>
          <table:table-cell table:number-columns-repeated="2" table:style-name="ce1"/>
          <table:table-cell office:value-type="float" office:value="0.75232085699999995" table:style-name="ce1">
            <text:p>0,752320857</text:p>
          </table:table-cell>
          <table:table-cell table:number-columns-repeated="2" table:style-name="ce1"/>
          <table:table-cell office:value-type="float" office:value="0.80204993000000002" table:style-name="ce1">
            <text:p>0,80204993</text:p>
          </table:table-cell>
          <table:table-cell table:number-columns-repeated="16374" table:style-name="ce1"/>
        </table:table-row>
        <table:table-row table:style-name="ro4">
          <table:table-cell table:number-columns-repeated="3" table:style-name="ce1"/>
          <table:table-cell office:value-type="float" office:value="56.732095000000001" table:style-name="ce1">
            <text:p>56,732095</text:p>
          </table:table-cell>
          <table:table-cell table:number-columns-repeated="2" table:style-name="ce1"/>
          <table:table-cell office:value-type="float" office:value="53.596711429999999" table:style-name="ce1">
            <text:p>53,59671143</text:p>
          </table:table-cell>
          <table:table-cell table:number-columns-repeated="2" table:style-name="ce1"/>
          <table:table-cell office:value-type="float" office:value="50.236842000000003" table:style-name="ce1">
            <text:p>50,236842</text:p>
          </table:table-cell>
          <table:table-cell table:number-columns-repeated="16374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">
            <text:p>2 - <text:s text:c="6"/>42,74485556</text:p>
          </table:table-cell>
          <table:table-cell table:number-columns-repeated="2" table:style-name="ce1"/>
          <table:table-cell office:value-type="string" table:style-name="ce1">
            <text:p>2 - <text:s text:c="6"/>42,74485556</text:p>
          </table:table-cell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office:value-type="float" office:value="0.80204993000000002" table:style-name="ce1">
            <text:p>0,80204993</text:p>
          </table:table-cell>
          <table:table-cell table:number-columns-repeated="2" table:style-name="ce1"/>
          <table:table-cell office:value-type="float" office:value="0.80204993000000002" table:style-name="ce1">
            <text:p>0,80204993</text:p>
          </table:table-cell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office:value-type="float" office:value="50.236842000000003" table:style-name="ce1">
            <text:p>50,236842</text:p>
          </table:table-cell>
          <table:table-cell table:number-columns-repeated="2" table:style-name="ce1"/>
          <table:table-cell office:value-type="float" office:value="50.236842000000003" table:style-name="ce1">
            <text:p>50,236842</text:p>
          </table:table-cell>
          <table:table-cell table:number-columns-repeated="16377" table:style-name="ce1"/>
        </table:table-row>
        <table:table-row table:number-rows-repeated="1048546" table:style-name="ro4">
          <table:table-cell table:number-columns-repeated="16384"/>
        </table:table-row>
      </table:table>
      <table:table table:name="Planilha4" table:style-name="ta1">
        <table:table-column table:style-name="co5" table:number-columns-repeated="10" table:default-cell-style-name="ce1"/>
        <table:table-column table:style-name="co4" table:number-columns-repeated="2" table:default-cell-style-name="ce1"/>
        <table:table-column table:style-name="co7" table:number-columns-repeated="8" table:default-cell-style-name="ce1"/>
        <table:table-column table:style-name="co4" table:default-cell-style-name="ce1"/>
        <table:table-column table:style-name="co3" table:number-columns-repeated="16363" table:default-cell-style-name="ce1"/>
        <table:table-row table:style-name="ro1">
          <table:table-cell office:value-type="string" table:style-name="ce2">
            <text:p>Ensaio1.2</text:p>
          </table:table-cell>
          <table:table-cell office:value-type="string" table:style-name="ce2">
            <text:p>Ensaio2.2</text:p>
          </table:table-cell>
          <table:table-cell office:value-type="string" table:style-name="ce2">
            <text:p>Ensaio3.2</text:p>
          </table:table-cell>
          <table:table-cell office:value-type="string" table:style-name="ce2">
            <text:p>Ensaio4.2</text:p>
          </table:table-cell>
          <table:table-cell office:value-type="string" table:style-name="ce2">
            <text:p>Ensaio5.2</text:p>
          </table:table-cell>
          <table:table-cell office:value-type="string" table:style-name="ce2">
            <text:p>Ensaio6.2</text:p>
          </table:table-cell>
          <table:table-cell office:value-type="string" table:style-name="ce2">
            <text:p>Ensaio7.2</text:p>
          </table:table-cell>
          <table:table-cell office:value-type="string" table:style-name="ce2">
            <text:p>Ensaio8.2</text:p>
          </table:table-cell>
          <table:table-cell office:value-type="string" table:style-name="ce2">
            <text:p>Ensaio9.2</text:p>
          </table:table-cell>
          <table:table-cell office:value-type="string" table:style-name="ce2">
            <text:p>Ensaio10.2</text:p>
          </table:table-cell>
          <table:table-cell table:number-columns-repeated="2" table:style-name="ce1"/>
          <table:table-cell office:value-type="string" table:style-name="ce2">
            <text:p>Ensaio.vali.1</text:p>
          </table:table-cell>
          <table:table-cell office:value-type="string" table:style-name="ce2">
            <text:p>Ensaio.vali.2</text:p>
          </table:table-cell>
          <table:table-cell office:value-type="string" table:style-name="ce2">
            <text:p>Ensaio.vali.3</text:p>
          </table:table-cell>
          <table:table-cell office:value-type="string" table:style-name="ce2">
            <text:p>Ensaio.vali.4</text:p>
          </table:table-cell>
          <table:table-cell office:value-type="string" table:style-name="ce2">
            <text:p>Ensaio.vali.5</text:p>
          </table:table-cell>
          <table:table-cell office:value-type="string" table:style-name="ce2">
            <text:p>Ensaio.vali.7</text:p>
          </table:table-cell>
          <table:table-cell office:value-type="string" table:style-name="ce2">
            <text:p>Ensaio.vali.8</text:p>
          </table:table-cell>
          <table:table-cell office:value-type="string" table:style-name="ce2">
            <text:p>Ensaio.vali.9</text:p>
          </table:table-cell>
          <table:table-cell table:number-columns-repeated="16364" table:style-name="ce1"/>
        </table:table-row>
        <table:table-row table:style-name="ro4">
          <table:table-cell table:number-columns-repeated="10" table:style-name="ce4"/>
          <table:table-cell table:number-columns-repeated="2" table:style-name="ce1"/>
          <table:table-cell office:value-type="string" table:style-name="ce4">
            <text:p>0.847458 Hz</text:p>
          </table:table-cell>
          <table:table-cell office:value-type="string" table:style-name="ce4">
            <text:p>1,099 Hz</text:p>
          </table:table-cell>
          <table:table-cell office:value-type="string" table:style-name="ce4">
            <text:p>0.970874 Hz</text:p>
          </table:table-cell>
          <table:table-cell office:value-type="string" table:style-name="ce4">
            <text:p>0.900901 Hz</text:p>
          </table:table-cell>
          <table:table-cell office:value-type="string" table:style-name="ce4">
            <text:p>1.075 Hz</text:p>
          </table:table-cell>
          <table:table-cell office:value-type="string" table:style-name="ce4">
            <text:p>0.884956 Hz</text:p>
          </table:table-cell>
          <table:table-cell office:value-type="string" table:style-name="ce4">
            <text:p>0.934579 Hz</text:p>
          </table:table-cell>
          <table:table-cell office:value-type="string" table:style-name="ce4">
            <text:p>1.02 Hz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table:number-columns-repeated="2" table:style-name="ce1"/>
          <table:table-cell office:value-type="string" table:style-name="ce7">
            <text:p>23,50 mm</text:p>
          </table:table-cell>
          <table:table-cell office:value-type="string" table:style-name="ce7">
            <text:p>12,69 mm</text:p>
          </table:table-cell>
          <table:table-cell office:value-type="string" table:style-name="ce7">
            <text:p>16.25 mm</text:p>
          </table:table-cell>
          <table:table-cell office:value-type="string" table:style-name="ce7">
            <text:p>19.38 mm</text:p>
          </table:table-cell>
          <table:table-cell office:value-type="string" table:style-name="ce7">
            <text:p>13.47 mm</text:p>
          </table:table-cell>
          <table:table-cell office:value-type="string" table:style-name="ce7">
            <text:p>20.73 mm</text:p>
          </table:table-cell>
          <table:table-cell office:value-type="string" table:style-name="ce7">
            <text:p>17,87 mm</text:p>
          </table:table-cell>
          <table:table-cell office:value-type="string" table:style-name="ce7">
            <text:p>14,95 mm</text:p>
          </table:table-cell>
          <table:table-cell office:value-type="percentage" office:value="0.23643749999999999" table:style-name="ce14">
            <text:p>23,64%</text:p>
          </table:table-cell>
          <table:table-cell table:number-columns-repeated="16363"/>
        </table:table-row>
        <table:table-row table:style-name="ro4">
          <table:table-cell office:value-type="string" table:style-name="ce6">
            <text:p>MAX = 250</text:p>
          </table:table-cell>
          <table:table-cell office:value-type="string" table:style-name="ce6">
            <text:p>MAX = 240</text:p>
          </table:table-cell>
          <table:table-cell office:value-type="string" table:style-name="ce6">
            <text:p>MAX = 230</text:p>
          </table:table-cell>
          <table:table-cell office:value-type="string" table:style-name="ce6">
            <text:p>MAX = 220</text:p>
          </table:table-cell>
          <table:table-cell office:value-type="string" table:style-name="ce6">
            <text:p>MAX = 245</text:p>
          </table:table-cell>
          <table:table-cell office:value-type="string" table:style-name="ce6">
            <text:p>MAX = 235</text:p>
          </table:table-cell>
          <table:table-cell office:value-type="string" table:style-name="ce6">
            <text:p>MAX = 225</text:p>
          </table:table-cell>
          <table:table-cell office:value-type="string" table:style-name="ce6">
            <text:p>MAX = 247</text:p>
          </table:table-cell>
          <table:table-cell office:value-type="string" table:style-name="ce6">
            <text:p>MAX = 227</text:p>
          </table:table-cell>
          <table:table-cell office:value-type="string" table:style-name="ce6">
            <text:p>MAX = 249</text:p>
          </table:table-cell>
          <table:table-cell table:number-columns-repeated="2" table:style-name="ce1"/>
          <table:table-cell office:value-type="percentage" office:value="0.14050000000000001" table:style-name="ce15">
            <text:p>14,05%</text:p>
          </table:table-cell>
          <table:table-cell office:value-type="string" table:style-name="ce7">
            <text:p>20.23%</text:p>
          </table:table-cell>
          <table:table-cell office:value-type="string" table:style-name="ce7">
            <text:p>32.73%</text:p>
          </table:table-cell>
          <table:table-cell office:value-type="string" table:style-name="ce7">
            <text:p>26.66%</text:p>
          </table:table-cell>
          <table:table-cell office:value-type="string" table:style-name="ce7">
            <text:p>23.34%</text:p>
          </table:table-cell>
          <table:table-cell office:value-type="percentage" office:value="0.1903" table:style-name="ce15">
            <text:p>19,03%</text:p>
          </table:table-cell>
          <table:table-cell office:value-type="percentage" office:value="0.30380000000000001" table:style-name="ce15">
            <text:p>30,38%</text:p>
          </table:table-cell>
          <table:table-cell office:value-type="string" table:style-name="ce15">
            <text:p>22.91%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table:number-columns-repeated="2" table:style-name="ce1"/>
          <table:table-cell office:value-type="string" table:style-name="ce16">
            <text:p>Amos: 390...550</text:p>
          </table:table-cell>
          <table:table-cell office:value-type="string" table:style-name="ce16">
            <text:p>Amos: 60...190</text:p>
          </table:table-cell>
          <table:table-cell office:value-type="string" table:style-name="ce16">
            <text:p>Amos: 340...480</text:p>
          </table:table-cell>
          <table:table-cell office:value-type="string" table:style-name="ce16">
            <text:p>Amos: 280...490</text:p>
          </table:table-cell>
          <table:table-cell office:value-type="string" table:style-name="ce16">
            <text:p>Amos: 90...220</text:p>
          </table:table-cell>
          <table:table-cell office:value-type="string" table:style-name="ce16">
            <text:p>Amos: 140...300</text:p>
          </table:table-cell>
          <table:table-cell office:value-type="string" table:style-name="ce16">
            <text:p>Amos: 160...355</text:p>
          </table:table-cell>
          <table:table-cell office:value-type="string" table:style-name="ce16">
            <text:p>Amos: 430...570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table:number-columns-repeated="2" table:style-name="ce1"/>
          <table:table-cell office:value-type="string" table:style-name="ce7">
            <text:p>Max = 250</text:p>
          </table:table-cell>
          <table:table-cell office:value-type="string" table:style-name="ce7">
            <text:p>Max = 180</text:p>
          </table:table-cell>
          <table:table-cell office:value-type="string" table:style-name="ce7">
            <text:p>Max = 210</text:p>
          </table:table-cell>
          <table:table-cell office:value-type="string" table:style-name="ce7">
            <text:p>Max = 230</text:p>
          </table:table-cell>
          <table:table-cell office:value-type="string" table:style-name="ce7">
            <text:p>Max = 190</text:p>
          </table:table-cell>
          <table:table-cell office:value-type="string" table:style-name="ce7">
            <text:p>Max = 240</text:p>
          </table:table-cell>
          <table:table-cell office:value-type="string" table:style-name="ce7">
            <text:p>Max = 220</text:p>
          </table:table-cell>
          <table:table-cell office:value-type="string" table:style-name="ce7">
            <text:p>Max = 2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77</text:p>
          </table:table-cell>
          <table:table-cell office:value-type="string" table:style-name="ce6">
            <text:p>Delay = 77</text:p>
          </table:table-cell>
          <table:table-cell office:value-type="string" table:style-name="ce6">
            <text:p>Delay = 77</text:p>
          </table:table-cell>
          <table:table-cell office:value-type="string" table:style-name="ce6">
            <text:p>Delay = 77</text:p>
          </table:table-cell>
          <table:table-cell office:value-type="string" table:style-name="ce6">
            <text:p>Delay = 77</text:p>
          </table:table-cell>
          <table:table-cell office:value-type="string" table:style-name="ce6">
            <text:p>Delay = 77</text:p>
          </table:table-cell>
          <table:table-cell table:number-columns-repeated="2" table:style-name="ce1"/>
          <table:table-cell office:value-type="string" table:style-name="ce15">
            <text:p>13,80% eq3</text:p>
          </table:table-cell>
          <table:table-cell office:value-type="string" table:style-name="ce7">
            <text:p>18,95% eq3</text:p>
          </table:table-cell>
          <table:table-cell office:value-type="string" table:style-name="ce2">
            <text:p>Ensaio.vali.6</text:p>
          </table:table-cell>
          <table:table-cell office:value-type="string" table:style-name="ce7">
            <text:p>23,03% eq3</text:p>
          </table:table-cell>
          <table:table-cell office:value-type="string" table:style-name="ce7">
            <text:p>21,87% eq3</text:p>
          </table:table-cell>
          <table:table-cell office:value-type="string" table:style-name="ce7">
            <text:p>22,34% eq3</text:p>
          </table:table-cell>
          <table:table-cell office:value-type="string" table:style-name="ce7">
            <text:p>22,58% eq3</text:p>
          </table:table-cell>
          <table:table-cell office:value-type="string" table:style-name="ce7">
            <text:p>19,59% eq3</text:p>
          </table:table-cell>
          <table:table-cell office:value-type="string" table:style-name="ce28">
            <text:p>21,71% eq3</text:p>
          </table:table-cell>
          <table:table-cell table:number-columns-repeated="16363"/>
        </table:table-row>
        <table:table-row table:style-name="ro4">
          <table:table-cell office:value-type="string" table:style-name="ce7">
            <text:p>W0 = 2015</text:p>
          </table:table-cell>
          <table:table-cell office:value-type="string" table:style-name="ce7">
            <text:p>W0 = 1801</text:p>
          </table:table-cell>
          <table:table-cell office:value-type="string" table:style-name="ce7">
            <text:p>W0 = 1663</text:p>
          </table:table-cell>
          <table:table-cell office:value-type="string" table:style-name="ce7">
            <text:p>W0 = 2088</text:p>
          </table:table-cell>
          <table:table-cell office:value-type="string" table:style-name="ce7">
            <text:p>W0 = 1992</text:p>
          </table:table-cell>
          <table:table-cell office:value-type="string" table:style-name="ce7">
            <text:p>W0 = 2484</text:p>
          </table:table-cell>
          <table:table-cell office:value-type="string" table:style-name="ce7">
            <text:p>W0 = 2036</text:p>
          </table:table-cell>
          <table:table-cell office:value-type="string" table:style-name="ce7">
            <text:p>W0 = 2576</text:p>
          </table:table-cell>
          <table:table-cell office:value-type="string" table:style-name="ce7">
            <text:p>W0 = 2468</text:p>
          </table:table-cell>
          <table:table-cell office:value-type="string" table:style-name="ce7">
            <text:p>W0 = 1743</text:p>
          </table:table-cell>
          <table:table-cell table:number-columns-repeated="4" table:style-name="ce1"/>
          <table:table-cell office:value-type="string" table:style-name="ce4">
            <text:p>0.961538 Hz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7">
            <text:p>W1 = 2070</text:p>
          </table:table-cell>
          <table:table-cell office:value-type="string" table:style-name="ce7">
            <text:p>W1 = 1854</text:p>
          </table:table-cell>
          <table:table-cell office:value-type="string" table:style-name="ce7">
            <text:p>W1 = 1714</text:p>
          </table:table-cell>
          <table:table-cell office:value-type="string" table:style-name="ce7">
            <text:p>W1 = 2138</text:p>
          </table:table-cell>
          <table:table-cell office:value-type="string" table:style-name="ce7">
            <text:p>W1 = 2048</text:p>
          </table:table-cell>
          <table:table-cell office:value-type="string" table:style-name="ce7">
            <text:p>W1 = 2538</text:p>
          </table:table-cell>
          <table:table-cell office:value-type="string" table:style-name="ce7">
            <text:p>W1 = 2088</text:p>
          </table:table-cell>
          <table:table-cell office:value-type="string" table:style-name="ce7">
            <text:p>W1 = 2631</text:p>
          </table:table-cell>
          <table:table-cell office:value-type="string" table:style-name="ce7">
            <text:p>W1 = 2520</text:p>
          </table:table-cell>
          <table:table-cell office:value-type="string" table:style-name="ce7">
            <text:p>W1 = 1798</text:p>
          </table:table-cell>
          <table:table-cell table:number-columns-repeated="4" table:style-name="ce1"/>
          <table:table-cell office:value-type="string" table:style-name="ce7">
            <text:p>16.10 mm</text:p>
          </table:table-cell>
          <table:table-cell table:number-columns-repeated="16369" table:style-name="ce1"/>
        </table:table-row>
        <table:table-row table:style-name="ro4">
          <table:table-cell table:number-columns-repeated="10" table:style-name="ce7"/>
          <table:table-cell table:number-columns-repeated="4" table:style-name="ce1"/>
          <table:table-cell office:value-type="string" table:style-name="ce7">
            <text:p>32.55%</text:p>
          </table:table-cell>
          <table:table-cell table:number-columns-repeated="16369" table:style-name="ce1"/>
        </table:table-row>
        <table:table-row table:style-name="ro4">
          <table:table-cell table:number-columns-repeated="10" table:style-name="ce7"/>
          <table:table-cell table:number-columns-repeated="4" table:style-name="ce1"/>
          <table:table-cell office:value-type="string" table:style-name="ce16">
            <text:p>Amos: 580..820</text:p>
          </table:table-cell>
          <table:table-cell table:number-columns-repeated="16369" table:style-name="ce1"/>
        </table:table-row>
        <table:table-row table:style-name="ro4">
          <table:table-cell table:number-columns-repeated="10" table:style-name="ce7"/>
          <table:table-cell table:number-columns-repeated="4" table:style-name="ce1"/>
          <table:table-cell office:value-type="string" table:style-name="ce7">
            <text:p>Max = 210</text:p>
          </table:table-cell>
          <table:table-cell table:number-columns-repeated="16369" table:style-name="ce1"/>
        </table:table-row>
        <table:table-row table:style-name="ro4">
          <table:table-cell table:number-columns-repeated="10" table:style-name="ce12"/>
          <table:table-cell table:number-columns-repeated="4" table:style-name="ce1"/>
          <table:table-cell office:value-type="string" table:style-name="ce7">
            <text:p>31,53% eq3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7">
            <text:p>Erro = 36,61%</text:p>
          </table:table-cell>
          <table:table-cell office:value-type="string" table:style-name="ce7">
            <text:p>Erro = 27.87%</text:p>
          </table:table-cell>
          <table:table-cell office:value-type="string" table:style-name="ce7">
            <text:p>Erro = 24,38%</text:p>
          </table:table-cell>
          <table:table-cell office:value-type="string" table:style-name="ce7">
            <text:p>Erro = 24.6%</text:p>
          </table:table-cell>
          <table:table-cell office:value-type="string" table:style-name="ce7">
            <text:p>Erro = 15,63%</text:p>
          </table:table-cell>
          <table:table-cell office:value-type="string" table:style-name="ce7">
            <text:p>Erro = 15,42%</text:p>
          </table:table-cell>
          <table:table-cell office:value-type="string" table:style-name="ce7">
            <text:p>Erro = 26,23 %</text:p>
          </table:table-cell>
          <table:table-cell office:value-type="string" table:style-name="ce7">
            <text:p>Erro = % +++++</text:p>
          </table:table-cell>
          <table:table-cell office:value-type="string" table:style-name="ce7">
            <text:p>Erro = % +++++</text:p>
          </table:table-cell>
          <table:table-cell office:value-type="string" table:style-name="ce7">
            <text:p>Erro = % ++++</text:p>
          </table:table-cell>
          <table:table-cell table:number-columns-repeated="16374" table:style-name="ce1"/>
        </table:table-row>
        <table:table-row table:style-name="ro4">
          <table:table-cell office:value-type="float" office:value="-0.6" table:style-name="ce6">
            <text:p>-0,6</text:p>
          </table:table-cell>
          <table:table-cell office:value-type="float" office:value="1.6" table:style-name="ce6">
            <text:p>1,6</text:p>
          </table:table-cell>
          <table:table-cell office:value-type="string" table:style-name="ce7">
            <text:p>*pi</text:p>
          </table:table-cell>
          <table:table-cell office:value-type="float" office:value="-1475" table:style-name="ce6">
            <text:p>-1475</text:p>
          </table:table-cell>
          <table:table-cell office:value-type="string" table:style-name="ce7">
            <text:p>pi+(2.2*pi/10)</text:p>
          </table:table-cell>
          <table:table-cell office:value-type="string" table:style-name="ce7">
            <text:p>-2.75</text:p>
          </table:table-cell>
          <table:table-cell office:value-type="string" table:style-name="ce7">
            <text:p>-0.5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*pi</text:p>
          </table:table-cell>
          <table:table-cell office:value-type="string" table:style-name="ce7">
            <text:p>*pi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7"/>
          <table:table-cell table:number-columns-repeated="16374" table:style-name="ce1"/>
        </table:table-row>
        <table:table-row table:style-name="ro4">
          <table:table-cell office:value-type="string" table:style-name="ce7">
            <text:p>Desl = 23.81mm</text:p>
          </table:table-cell>
          <table:table-cell office:value-type="string" table:style-name="ce7">
            <text:p>Desl = 22.17mm</text:p>
          </table:table-cell>
          <table:table-cell office:value-type="string" table:style-name="ce7">
            <text:p>Desl = 20.18mm</text:p>
          </table:table-cell>
          <table:table-cell office:value-type="string" table:style-name="ce7">
            <text:p>Desl = 18.75mm</text:p>
          </table:table-cell>
          <table:table-cell office:value-type="string" table:style-name="ce7">
            <text:p>Desl = 22.36mm</text:p>
          </table:table-cell>
          <table:table-cell office:value-type="string" table:style-name="ce7">
            <text:p>Desl = 20.67mm</text:p>
          </table:table-cell>
          <table:table-cell office:value-type="string" table:style-name="ce7">
            <text:p>Desl = 19.12mm</text:p>
          </table:table-cell>
          <table:table-cell office:value-type="string" table:style-name="ce7">
            <text:p>Desl = 22.93mm</text:p>
          </table:table-cell>
          <table:table-cell office:value-type="string" table:style-name="ce7">
            <text:p>Desl = 18.73mm</text:p>
          </table:table-cell>
          <table:table-cell office:value-type="string" table:style-name="ce7">
            <text:p>Desl = 22.54mm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F =0.833333Hz</text:p>
          </table:table-cell>
          <table:table-cell office:value-type="string" table:style-name="ce7">
            <text:p>F =0.854701Hz</text:p>
          </table:table-cell>
          <table:table-cell office:value-type="string" table:style-name="ce7">
            <text:p>F =0.900901Hz</text:p>
          </table:table-cell>
          <table:table-cell office:value-type="string" table:style-name="ce7">
            <text:p>F =0.934579Hz</text:p>
          </table:table-cell>
          <table:table-cell office:value-type="string" table:style-name="ce7">
            <text:p>F =0.862069Hz</text:p>
          </table:table-cell>
          <table:table-cell office:value-type="string" table:style-name="ce7">
            <text:p>F =0.892857Hz</text:p>
          </table:table-cell>
          <table:table-cell office:value-type="string" table:style-name="ce7">
            <text:p>F =0.925926Hz</text:p>
          </table:table-cell>
          <table:table-cell office:value-type="string" table:style-name="ce7">
            <text:p>F =0.854701Hz</text:p>
          </table:table-cell>
          <table:table-cell office:value-type="string" table:style-name="ce7">
            <text:p>F =0.909091Hz</text:p>
          </table:table-cell>
          <table:table-cell office:value-type="string" table:style-name="ce7">
            <text:p>F =0.847458Hz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4"/>
          <table:table-cell table:number-columns-repeated="16374" table:style-name="ce1"/>
        </table:table-row>
        <table:table-row table:style-name="ro3"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74" table:style-name="ce1"/>
        </table:table-row>
        <table:table-row table:style-name="ro4">
          <table:table-cell office:value-type="float" office:value="17.347200000000001" table:style-name="ce11">
            <text:p>17,3472</text:p>
          </table:table-cell>
          <table:table-cell office:value-type="float" office:value="19.724799999999998" table:style-name="ce11">
            <text:p>19,7248</text:p>
          </table:table-cell>
          <table:table-cell office:value-type="float" office:value="16.8857" table:style-name="ce11">
            <text:p>16,8857</text:p>
          </table:table-cell>
          <table:table-cell office:value-type="float" office:value="13.952299999999999" table:style-name="ce11">
            <text:p>13,9523</text:p>
          </table:table-cell>
          <table:table-cell office:value-type="float" office:value="26.573" table:style-name="ce11">
            <text:p>26,573</text:p>
          </table:table-cell>
          <table:table-cell office:value-type="float" office:value="25.7392" table:style-name="ce11">
            <text:p>25,7392</text:p>
          </table:table-cell>
          <table:table-cell office:value-type="float" office:value="26.961300000000001" table:style-name="ce11">
            <text:p>26,9613</text:p>
          </table:table-cell>
          <table:table-cell office:value-type="float" office:value="22.57" table:style-name="ce11">
            <text:p>22,57</text:p>
          </table:table-cell>
          <table:table-cell office:value-type="float" office:value="20.766500000000001" table:style-name="ce11">
            <text:p>20,7665</text:p>
          </table:table-cell>
          <table:table-cell office:value-type="float" office:value="22.311399999999999" table:style-name="ce11">
            <text:p>22,3114</text:p>
          </table:table-cell>
          <table:table-cell office:value-type="float" office:value="21.28314" table:formula="of:=AVERAGE([.A21:.J21])" table:style-name="ce1">
            <text:p>21,28314</text:p>
          </table:table-cell>
          <table:table-cell office:value-type="string" table:style-name="ce1">
            <text:p>rho</text:p>
          </table:table-cell>
          <table:table-cell table:number-columns-repeated="16372"/>
        </table:table-row>
        <table:table-row table:style-name="ro4">
          <table:table-cell office:value-type="float" office:value="0.77777779999999996" table:style-name="ce11">
            <text:p>0,7777778</text:p>
          </table:table-cell>
          <table:table-cell office:value-type="float" office:value="1.059259" table:style-name="ce11">
            <text:p>1,059259</text:p>
          </table:table-cell>
          <table:table-cell office:value-type="float" office:value="0.99473679999999998" table:style-name="ce11">
            <text:p>0,9947368</text:p>
          </table:table-cell>
          <table:table-cell office:value-type="float" office:value="0.99062499999999998" table:style-name="ce11">
            <text:p>0,990625</text:p>
          </table:table-cell>
          <table:table-cell office:value-type="float" office:value="1.06" table:style-name="ce11">
            <text:p>1,06</text:p>
          </table:table-cell>
          <table:table-cell office:value-type="float" office:value="1.2810809999999999" table:style-name="ce11">
            <text:p>1,281081</text:p>
          </table:table-cell>
          <table:table-cell office:value-type="float" office:value="1.207692" table:style-name="ce11">
            <text:p>1,207692</text:p>
          </table:table-cell>
          <table:table-cell office:value-type="float" office:value="0.95555559999999995" table:style-name="ce11">
            <text:p>0,9555556</text:p>
          </table:table-cell>
          <table:table-cell office:value-type="float" office:value="0.79555560000000003" table:style-name="ce11">
            <text:p>0,7955556</text:p>
          </table:table-cell>
          <table:table-cell office:value-type="float" office:value="1.3" table:style-name="ce11">
            <text:p>1,3</text:p>
          </table:table-cell>
          <table:table-cell office:value-type="float" office:value="1.0422282800000002" table:formula="of:=AVERAGE([.A22:.J22])" table:style-name="ce1">
            <text:p>1,04222828</text:p>
          </table:table-cell>
          <table:table-cell office:value-type="string" table:style-name="ce1">
            <text:p>kx</text:p>
          </table:table-cell>
          <table:table-cell table:number-columns-repeated="16372"/>
        </table:table-row>
        <table:table-row table:style-name="ro4">
          <table:table-cell office:value-type="float" office:value="157.34719999999999" table:style-name="ce11">
            <text:p>157,3472</text:p>
          </table:table-cell>
          <table:table-cell office:value-type="float" office:value="142.23699999999999" table:style-name="ce11">
            <text:p>142,237</text:p>
          </table:table-cell>
          <table:table-cell office:value-type="float" office:value="138.12370000000001" table:style-name="ce11">
            <text:p>138,1237</text:p>
          </table:table-cell>
          <table:table-cell office:value-type="float" office:value="140.09690000000001" table:style-name="ce11">
            <text:p>140,0969</text:p>
          </table:table-cell>
          <table:table-cell office:value-type="float" office:value="167.53" table:style-name="ce11">
            <text:p>167,53</text:p>
          </table:table-cell>
          <table:table-cell office:value-type="float" office:value="157.327" table:style-name="ce11">
            <text:p>157,327</text:p>
          </table:table-cell>
          <table:table-cell office:value-type="float" office:value="159.40379999999999" table:style-name="ce11">
            <text:p>159,4038</text:p>
          </table:table-cell>
          <table:table-cell office:value-type="float" office:value="171.73330000000001" table:style-name="ce11">
            <text:p>171,7333</text:p>
          </table:table-cell>
          <table:table-cell office:value-type="float" office:value="224.4" table:style-name="ce11">
            <text:p>224,4</text:p>
          </table:table-cell>
          <table:table-cell office:value-type="float" office:value="201.85" table:style-name="ce11">
            <text:p>201,85</text:p>
          </table:table-cell>
          <table:table-cell office:value-type="float" office:value="166.00488999999999" table:formula="of:=AVERAGE([.A23:.J23])" table:style-name="ce1">
            <text:p>166,00489</text:p>
          </table:table-cell>
          <table:table-cell office:value-type="string" table:style-name="ce1">
            <text:p>kw</text:p>
          </table:table-cell>
          <table:table-cell table:number-columns-repeated="16372"/>
        </table:table-row>
        <table:table-row table:number-rows-repeated="2" table:style-name="ro4">
          <table:table-cell table:number-columns-repeated="16384" table:style-name="ce1"/>
        </table:table-row>
        <table:table-row table:style-name="ro1">
          <table:table-cell office:value-type="string" table:style-name="ce2">
            <text:p>Ensaio1.2.2</text:p>
          </table:table-cell>
          <table:table-cell office:value-type="string" table:style-name="ce2">
            <text:p>Ensaio2.2.2</text:p>
          </table:table-cell>
          <table:table-cell office:value-type="string" table:style-name="ce2">
            <text:p>Ensaio3.2.2</text:p>
          </table:table-cell>
          <table:table-cell office:value-type="string" table:style-name="ce2">
            <text:p>Ensaio4.2.2</text:p>
          </table:table-cell>
          <table:table-cell office:value-type="string" table:style-name="ce2">
            <text:p>Ensaio5.2.2</text:p>
          </table:table-cell>
          <table:table-cell office:value-type="string" table:style-name="ce2">
            <text:p>Ensaio6.2.2</text:p>
          </table:table-cell>
          <table:table-cell office:value-type="string" table:style-name="ce2">
            <text:p>Ensaio7.2.2</text:p>
          </table:table-cell>
          <table:table-cell office:value-type="string" table:style-name="ce2">
            <text:p>Ensaio8.2.2</text:p>
          </table:table-cell>
          <table:table-cell office:value-type="string" table:style-name="ce2">
            <text:p>Ensaio9.2.2</text:p>
          </table:table-cell>
          <table:table-cell office:value-type="string" table:style-name="ce2">
            <text:p>Ensaio10.2.2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4"/>
          <table:table-cell table:number-columns-repeated="16374" table:style-name="ce1"/>
        </table:table-row>
        <table:table-row table:style-name="ro3"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MAX = 250</text:p>
          </table:table-cell>
          <table:table-cell office:value-type="string" table:style-name="ce6">
            <text:p>MAX = 240</text:p>
          </table:table-cell>
          <table:table-cell office:value-type="string" table:style-name="ce6">
            <text:p>MAX = 230</text:p>
          </table:table-cell>
          <table:table-cell office:value-type="string" table:style-name="ce6">
            <text:p>MAX = 210</text:p>
          </table:table-cell>
          <table:table-cell office:value-type="string" table:style-name="ce6">
            <text:p>MAX = 220</text:p>
          </table:table-cell>
          <table:table-cell office:value-type="string" table:style-name="ce6">
            <text:p>MAX = 180</text:p>
          </table:table-cell>
          <table:table-cell office:value-type="string" table:style-name="ce6">
            <text:p>MAX = 200</text:p>
          </table:table-cell>
          <table:table-cell office:value-type="string" table:style-name="ce6">
            <text:p>MAX = 190</text:p>
          </table:table-cell>
          <table:table-cell office:value-type="string" table:style-name="ce6">
            <text:p>MAX = 170</text:p>
          </table:table-cell>
          <table:table-cell office:value-type="string" table:style-name="ce6">
            <text:p>MAX = 165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77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W0 = 1236</text:p>
          </table:table-cell>
          <table:table-cell office:value-type="string" table:style-name="ce7">
            <text:p>W0 = 603</text:p>
          </table:table-cell>
          <table:table-cell office:value-type="string" table:style-name="ce7">
            <text:p>W0 = 922</text:p>
          </table:table-cell>
          <table:table-cell office:value-type="string" table:style-name="ce7">
            <text:p>W0 = 1031</text:p>
          </table:table-cell>
          <table:table-cell office:value-type="string" table:style-name="ce7">
            <text:p>W0 = 757</text:p>
          </table:table-cell>
          <table:table-cell office:value-type="string" table:style-name="ce7">
            <text:p>W0 = 1200</text:p>
          </table:table-cell>
          <table:table-cell office:value-type="string" table:style-name="ce7">
            <text:p>W0 = 1086</text:p>
          </table:table-cell>
          <table:table-cell office:value-type="string" table:style-name="ce7">
            <text:p>W0 = 895</text:p>
          </table:table-cell>
          <table:table-cell office:value-type="string" table:style-name="ce7">
            <text:p>W0 = 244</text:p>
          </table:table-cell>
          <table:table-cell office:value-type="string" table:style-name="ce7">
            <text:p>W0 = 626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W1 = 1333</text:p>
          </table:table-cell>
          <table:table-cell office:value-type="string" table:style-name="ce7">
            <text:p>W1 = 696</text:p>
          </table:table-cell>
          <table:table-cell office:value-type="string" table:style-name="ce7">
            <text:p>W1 = 1011</text:p>
          </table:table-cell>
          <table:table-cell office:value-type="string" table:style-name="ce7">
            <text:p>W1 = 1111</text:p>
          </table:table-cell>
          <table:table-cell office:value-type="string" table:style-name="ce7">
            <text:p>W1 = 842</text:p>
          </table:table-cell>
          <table:table-cell office:value-type="string" table:style-name="ce7">
            <text:p>W1 = 1269</text:p>
          </table:table-cell>
          <table:table-cell office:value-type="string" table:style-name="ce7">
            <text:p>W1 = 1164</text:p>
          </table:table-cell>
          <table:table-cell office:value-type="string" table:style-name="ce7">
            <text:p>W1 = 967</text:p>
          </table:table-cell>
          <table:table-cell office:value-type="string" table:style-name="ce7">
            <text:p>W1 = 310</text:p>
          </table:table-cell>
          <table:table-cell office:value-type="string" table:style-name="ce7">
            <text:p>W1 = 690</text:p>
          </table:table-cell>
          <table:table-cell table:number-columns-repeated="16374" table:style-name="ce1"/>
        </table:table-row>
        <table:table-row table:number-rows-repeated="3" table:style-name="ro4">
          <table:table-cell table:number-columns-repeated="10" table:style-name="ce7"/>
          <table:table-cell table:number-columns-repeated="16374" table:style-name="ce1"/>
        </table:table-row>
        <table:table-row table:style-name="ro4">
          <table:table-cell table:number-columns-repeated="10" table:style-name="ce12"/>
          <table:table-cell table:number-columns-repeated="16374" table:style-name="ce1"/>
        </table:table-row>
        <table:table-row table:style-name="ro4">
          <table:table-cell office:value-type="string" table:style-name="ce7">
            <text:p>Erro = 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%</text:p>
          </table:table-cell>
          <table:table-cell office:value-type="string" table:style-name="ce7">
            <text:p>Erro = %</text:p>
          </table:table-cell>
          <table:table-cell table:number-columns-repeated="16374" table:style-name="ce1"/>
        </table:table-row>
        <table:table-row table:style-name="ro4">
          <table:table-cell office:value-type="float" office:value="-0.6" table:style-name="ce6">
            <text:p>-0,6</text:p>
          </table:table-cell>
          <table:table-cell office:value-type="float" office:value="1.6" table:style-name="ce6">
            <text:p>1,6</text:p>
          </table:table-cell>
          <table:table-cell office:value-type="float" office:value="1.6" table:style-name="ce6">
            <text:p>1,6</text:p>
          </table:table-cell>
          <table:table-cell office:value-type="float" office:value="1.6" table:style-name="ce6">
            <text:p>1,6</text:p>
          </table:table-cell>
          <table:table-cell office:value-type="float" office:value="1.6" table:style-name="ce6">
            <text:p>1,6</text:p>
          </table:table-cell>
          <table:table-cell office:value-type="float" office:value="1.6" table:style-name="ce6">
            <text:p>1,6</text:p>
          </table:table-cell>
          <table:table-cell office:value-type="float" office:value="1.6" table:style-name="ce6">
            <text:p>1,6</text:p>
          </table:table-cell>
          <table:table-cell office:value-type="float" office:value="1.6" table:style-name="ce6">
            <text:p>1,6</text:p>
          </table:table-cell>
          <table:table-cell office:value-type="float" office:value="1.6" table:style-name="ce6">
            <text:p>1,6</text:p>
          </table:table-cell>
          <table:table-cell office:value-type="string" table:style-name="ce7">
            <text:p>*pi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7"/>
          <table:table-cell table:number-columns-repeated="16374" table:style-name="ce1"/>
        </table:table-row>
        <table:table-row table:style-name="ro4">
          <table:table-cell office:value-type="string" table:style-name="ce7">
            <text:p>Desl = 38.77mm</text:p>
          </table:table-cell>
          <table:table-cell office:value-type="string" table:style-name="ce7">
            <text:p>Desl = 35.89mm</text:p>
          </table:table-cell>
          <table:table-cell office:value-type="string" table:style-name="ce7">
            <text:p>Desl = 32.86mm</text:p>
          </table:table-cell>
          <table:table-cell office:value-type="string" table:style-name="ce7">
            <text:p>Desl = 26.90mm</text:p>
          </table:table-cell>
          <table:table-cell office:value-type="string" table:style-name="ce7">
            <text:p>Desl = 29.77mm</text:p>
          </table:table-cell>
          <table:table-cell office:value-type="string" table:style-name="ce7">
            <text:p>Desl = 19.71mm</text:p>
          </table:table-cell>
          <table:table-cell office:value-type="string" table:style-name="ce7">
            <text:p>Desl = 24.68mm</text:p>
          </table:table-cell>
          <table:table-cell office:value-type="string" table:style-name="ce7">
            <text:p>Desl = 22.10mm</text:p>
          </table:table-cell>
          <table:table-cell office:value-type="string" table:style-name="ce7">
            <text:p>Desl = 17.57mm</text:p>
          </table:table-cell>
          <table:table-cell office:value-type="string" table:style-name="ce7">
            <text:p>Desl = 22.41mm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F =0.462963Hz</text:p>
          </table:table-cell>
          <table:table-cell office:value-type="string" table:style-name="ce7">
            <text:p>F =0.480769Hz</text:p>
          </table:table-cell>
          <table:table-cell office:value-type="string" table:style-name="ce7">
            <text:p>F =0.492611Hz</text:p>
          </table:table-cell>
          <table:table-cell office:value-type="string" table:style-name="ce7">
            <text:p>F =0.552486Hz</text:p>
          </table:table-cell>
          <table:table-cell office:value-type="string" table:style-name="ce7">
            <text:p>F =0.52356Hz</text:p>
          </table:table-cell>
          <table:table-cell office:value-type="string" table:style-name="ce7">
            <text:p>F =0.625Hz</text:p>
          </table:table-cell>
          <table:table-cell office:value-type="string" table:style-name="ce7">
            <text:p>F =0.568182Hz</text:p>
          </table:table-cell>
          <table:table-cell office:value-type="string" table:style-name="ce7">
            <text:p>F =0.598802Hz</text:p>
          </table:table-cell>
          <table:table-cell office:value-type="string" table:style-name="ce7">
            <text:p>F =0.666667Hz</text:p>
          </table:table-cell>
          <table:table-cell office:value-type="string" table:style-name="ce7">
            <text:p>F =0.847458Hz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4"/>
          <table:table-cell table:number-columns-repeated="16374" table:style-name="ce1"/>
        </table:table-row>
        <table:table-row table:style-name="ro3"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74" table:style-name="ce1"/>
        </table:table-row>
        <table:table-row table:style-name="ro4">
          <table:table-cell office:value-type="float" office:value="19.426480000000002" table:style-name="ce11">
            <text:p>19,42648</text:p>
          </table:table-cell>
          <table:table-cell office:value-type="float" office:value="20.021979999999999" table:style-name="ce11">
            <text:p>20,02198</text:p>
          </table:table-cell>
          <table:table-cell office:value-type="float" office:value="19.166640000000001" table:style-name="ce11">
            <text:p>19,16664</text:p>
          </table:table-cell>
          <table:table-cell office:value-type="float" office:value="18.906310000000001" table:style-name="ce11">
            <text:p>18,90631</text:p>
          </table:table-cell>
          <table:table-cell office:value-type="float" office:value="20.801850000000002" table:style-name="ce11">
            <text:p>20,80185</text:p>
          </table:table-cell>
          <table:table-cell office:value-type="float" office:value="19.547190000000001" table:style-name="ce11">
            <text:p>19,54719</text:p>
          </table:table-cell>
          <table:table-cell office:value-type="float" office:value="22.24213" table:style-name="ce11">
            <text:p>22,24213</text:p>
          </table:table-cell>
          <table:table-cell office:value-type="float" office:value="19.547190000000001" table:style-name="ce11">
            <text:p>19,54719</text:p>
          </table:table-cell>
          <table:table-cell office:value-type="float" office:value="22.68843" table:style-name="ce11">
            <text:p>22,68843</text:p>
          </table:table-cell>
          <table:table-cell office:value-type="float" office:value="21.9603" table:style-name="ce11">
            <text:p>21,9603</text:p>
          </table:table-cell>
          <table:table-cell office:value-type="float" office:value="20.43085" table:formula="of:=AVERAGE([.A46:.J46])" table:style-name="ce1">
            <text:p>20,43085</text:p>
          </table:table-cell>
          <table:table-cell office:value-type="string" table:style-name="ce1">
            <text:p>rho</text:p>
          </table:table-cell>
          <table:table-cell table:number-columns-repeated="16372"/>
        </table:table-row>
        <table:table-row table:style-name="ro4">
          <table:table-cell office:value-type="float" office:value="1.0640000000000001" table:style-name="ce11">
            <text:p>1,064</text:p>
          </table:table-cell>
          <table:table-cell office:value-type="float" office:value="1.2243900000000001" table:style-name="ce11">
            <text:p>1,22439</text:p>
          </table:table-cell>
          <table:table-cell office:value-type="float" office:value="1.244156" table:style-name="ce11">
            <text:p>1,244156</text:p>
          </table:table-cell>
          <table:table-cell office:value-type="float" office:value="1.5333330000000001" table:style-name="ce11">
            <text:p>1,533333</text:p>
          </table:table-cell>
          <table:table-cell office:value-type="float" office:value="1.259091" table:style-name="ce11">
            <text:p>1,259091</text:p>
          </table:table-cell>
          <table:table-cell office:value-type="float" office:value="0.8947368" table:style-name="ce11">
            <text:p>0,8947368</text:p>
          </table:table-cell>
          <table:table-cell office:value-type="float" office:value="1.4875" table:style-name="ce11">
            <text:p>1,4875</text:p>
          </table:table-cell>
          <table:table-cell office:value-type="float" office:value="1.364706" table:style-name="ce11">
            <text:p>1,364706</text:p>
          </table:table-cell>
          <table:table-cell office:value-type="float" office:value="1.4" table:style-name="ce11">
            <text:p>1,4</text:p>
          </table:table-cell>
          <table:table-cell office:value-type="float" office:value="1.6689659999999999" table:style-name="ce11">
            <text:p>1,668966</text:p>
          </table:table-cell>
          <table:table-cell office:value-type="float" office:value="1.31408788" table:formula="of:=AVERAGE([.A47:.J47])" table:style-name="ce1">
            <text:p>1,31408788</text:p>
          </table:table-cell>
          <table:table-cell office:value-type="string" table:style-name="ce1">
            <text:p>kx</text:p>
          </table:table-cell>
          <table:table-cell table:number-columns-repeated="16372"/>
        </table:table-row>
        <table:table-row table:style-name="ro4">
          <table:table-cell office:value-type="float" office:value="236.636" table:style-name="ce11">
            <text:p>236,636</text:p>
          </table:table-cell>
          <table:table-cell office:value-type="float" office:value="219.6317" table:style-name="ce11">
            <text:p>219,6317</text:p>
          </table:table-cell>
          <table:table-cell office:value-type="float" office:value="224.25970000000001" table:style-name="ce11">
            <text:p>224,2597</text:p>
          </table:table-cell>
          <table:table-cell office:value-type="float" office:value="200.23330000000001" table:style-name="ce11">
            <text:p>200,2333</text:p>
          </table:table-cell>
          <table:table-cell office:value-type="float" office:value="210.33410000000001" table:style-name="ce11">
            <text:p>210,3341</text:p>
          </table:table-cell>
          <table:table-cell office:value-type="float" office:value="225.61580000000001" table:style-name="ce11">
            <text:p>225,6158</text:p>
          </table:table-cell>
          <table:table-cell office:value-type="float" office:value="197.94370000000001" table:style-name="ce11">
            <text:p>197,9437</text:p>
          </table:table-cell>
          <table:table-cell office:value-type="float" office:value="203.51179999999999" table:style-name="ce11">
            <text:p>203,5118</text:p>
          </table:table-cell>
          <table:table-cell office:value-type="float" office:value="193.9" table:style-name="ce11">
            <text:p>193,9</text:p>
          </table:table-cell>
          <table:table-cell office:value-type="float" office:value="184.56549999999999" table:style-name="ce11">
            <text:p>184,5655</text:p>
          </table:table-cell>
          <table:table-cell office:value-type="float" office:value="209.66316" table:formula="of:=AVERAGE([.A48:.J48])" table:style-name="ce1">
            <text:p>209,66316</text:p>
          </table:table-cell>
          <table:table-cell office:value-type="string" table:style-name="ce1">
            <text:p>kw</text:p>
          </table:table-cell>
          <table:table-cell table:number-columns-repeated="16372"/>
        </table:table-row>
        <table:table-row table:number-rows-repeated="1048528" table:style-name="ro5">
          <table:table-cell table:number-columns-repeated="16384"/>
        </table:table-row>
      </table:table>
      <table:table table:name="Planilha5" table:style-name="ta2">
        <table:table-column table:style-name="co5" table:number-columns-repeated="10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2">
            <text:p>Ensaio.A.1</text:p>
          </table:table-cell>
          <table:table-cell office:value-type="string" table:style-name="ce2">
            <text:p>Ensaio.A.2</text:p>
          </table:table-cell>
          <table:table-cell office:value-type="string" table:style-name="ce2">
            <text:p>Ensaio.A.3</text:p>
          </table:table-cell>
          <table:table-cell office:value-type="string" table:style-name="ce2">
            <text:p>Ensaio.A.4</text:p>
          </table:table-cell>
          <table:table-cell office:value-type="string" table:style-name="ce2">
            <text:p>Ensaio.A.5</text:p>
          </table:table-cell>
          <table:table-cell office:value-type="string" table:style-name="ce2">
            <text:p>Ensaio.A.6</text:p>
          </table:table-cell>
          <table:table-cell office:value-type="string" table:style-name="ce2">
            <text:p>Ensaio.A.7</text:p>
          </table:table-cell>
          <table:table-cell office:value-type="string" table:style-name="ce2">
            <text:p>Ensaio.A.8</text:p>
          </table:table-cell>
          <table:table-cell office:value-type="string" table:style-name="ce2">
            <text:p>Ensaio.A.9</text:p>
          </table:table-cell>
          <table:table-cell office:value-type="string" table:style-name="ce2">
            <text:p>Ensaio.A.10</text:p>
          </table:table-cell>
          <table:table-cell table:style-name="ce1"/>
          <table:table-cell office:value-type="string" table:style-name="ce2">
            <text:p>Ensaio.vali.A.1</text:p>
          </table:table-cell>
          <table:table-cell office:value-type="string" table:style-name="ce2">
            <text:p>Ensaio.vali.A.2</text:p>
          </table:table-cell>
          <table:table-cell office:value-type="string" table:style-name="ce2">
            <text:p>Ensaio.vali.A.3</text:p>
          </table:table-cell>
          <table:table-cell table:number-columns-repeated="16370" table:style-name="ce1"/>
        </table:table-row>
        <table:table-row table:style-name="ro4">
          <table:table-cell table:number-columns-repeated="10" table:style-name="ce4"/>
          <table:table-cell table:style-name="ce1"/>
          <table:table-cell office:value-type="string" table:style-name="ce4">
            <text:p>Freq: 0,846688 Hz</text:p>
          </table:table-cell>
          <table:table-cell office:value-type="string" table:style-name="ce4">
            <text:p>Freq: 0,944298 Hz</text:p>
          </table:table-cell>
          <table:table-cell office:value-type="string" table:style-name="ce4">
            <text:p>Freq: 1,053 Hz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table:style-name="ce1"/>
          <table:table-cell office:value-type="string" table:style-name="ce7">
            <text:p>Desl: 15,84 mm</text:p>
          </table:table-cell>
          <table:table-cell office:value-type="string" table:style-name="ce7">
            <text:p>Desl: 12,5 mm</text:p>
          </table:table-cell>
          <table:table-cell office:value-type="string" table:style-name="ce7">
            <text:p>Desl: 9,19 mm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6">
            <text:p>MAX = 250</text:p>
          </table:table-cell>
          <table:table-cell office:value-type="string" table:style-name="ce6">
            <text:p>MAX = 240</text:p>
          </table:table-cell>
          <table:table-cell office:value-type="string" table:style-name="ce6">
            <text:p>MAX = 230</text:p>
          </table:table-cell>
          <table:table-cell office:value-type="string" table:style-name="ce6">
            <text:p>MAX = 220</text:p>
          </table:table-cell>
          <table:table-cell office:value-type="string" table:style-name="ce6">
            <text:p>MAX = 210</text:p>
          </table:table-cell>
          <table:table-cell office:value-type="string" table:style-name="ce6">
            <text:p>MAX = 200</text:p>
          </table:table-cell>
          <table:table-cell office:value-type="string" table:style-name="ce6">
            <text:p>MAX = 190</text:p>
          </table:table-cell>
          <table:table-cell office:value-type="string" table:style-name="ce6">
            <text:p>MAX = 180</text:p>
          </table:table-cell>
          <table:table-cell office:value-type="string" table:style-name="ce6">
            <text:p>MAX = 170</text:p>
          </table:table-cell>
          <table:table-cell office:value-type="string" table:style-name="ce6">
            <text:p>MAX = 160</text:p>
          </table:table-cell>
          <table:table-cell table:style-name="ce1"/>
          <table:table-cell office:value-type="string" table:style-name="ce15">
            <text:p>Erro: 40,2%<text:s/></text:p>
          </table:table-cell>
          <table:table-cell office:value-type="string" table:style-name="ce15">
            <text:p>Erro: 54,49%</text:p>
          </table:table-cell>
          <table:table-cell office:value-type="string" table:style-name="ce15">
            <text:p>Erro: 76,37%</text:p>
          </table:table-cell>
          <table:table-cell office:value-type="percentage" office:value="0.623" table:style-name="ce17">
            <text:p>62,30%</text:p>
          </table:table-cell>
          <table:table-cell table:style-name="ce18"/>
          <table:table-cell table:number-columns-repeated="16368" table:style-name="ce1"/>
        </table:table-row>
        <table:table-row table:style-name="ro4"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table:style-name="ce1"/>
          <table:table-cell office:value-type="string" table:style-name="ce16">
            <text:p>Amos:(330:550)</text:p>
          </table:table-cell>
          <table:table-cell office:value-type="string" table:style-name="ce16">
            <text:p>Amos: (200:350)</text:p>
          </table:table-cell>
          <table:table-cell office:value-type="string" table:style-name="ce16">
            <text:p>Amos:</text:p>
          </table:table-cell>
          <table:table-cell table:style-name="ce19"/>
          <table:table-cell table:number-columns-repeated="16369" table:style-name="ce1"/>
        </table:table-row>
        <table:table-row table:style-name="ro4"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table:style-name="ce1"/>
          <table:table-cell office:value-type="string" table:style-name="ce7">
            <text:p>Max = 250</text:p>
          </table:table-cell>
          <table:table-cell office:value-type="string" table:style-name="ce7">
            <text:p>Max = 220</text:p>
          </table:table-cell>
          <table:table-cell office:value-type="string" table:style-name="ce7">
            <text:p>Max = 190</text:p>
          </table:table-cell>
          <table:table-cell table:style-name="ce19"/>
          <table:table-cell table:number-columns-repeated="16369" table:style-name="ce1"/>
        </table:table-row>
        <table:table-row table:style-name="ro4">
          <table:table-cell office:value-type="string" table:style-name="ce6">
            <text:p>Delay = 76</text:p>
          </table:table-cell>
          <table:table-cell office:value-type="string" table:style-name="ce6">
            <text:p>Delay = 76</text:p>
          </table:table-cell>
          <table:table-cell office:value-type="string" table:style-name="ce6">
            <text:p>Delay = 78</text:p>
          </table:table-cell>
          <table:table-cell office:value-type="string" table:style-name="ce6">
            <text:p>Delay = 79</text:p>
          </table:table-cell>
          <table:table-cell office:value-type="string" table:style-name="ce6">
            <text:p>Delay = 80</text:p>
          </table:table-cell>
          <table:table-cell office:value-type="string" table:style-name="ce6">
            <text:p>Delay = 81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table:style-name="ce1"/>
          <table:table-cell office:value-type="string" table:style-name="ce7">
            <text:p>I = 0,495 A</text:p>
          </table:table-cell>
          <table:table-cell office:value-type="string" table:style-name="ce7">
            <text:p>I = 0,495 A</text:p>
          </table:table-cell>
          <table:table-cell office:value-type="string" table:style-name="ce7">
            <text:p>I = 0,495 A</text:p>
          </table:table-cell>
          <table:table-cell table:style-name="ce19"/>
          <table:table-cell table:number-columns-repeated="16369" table:style-name="ce1"/>
        </table:table-row>
        <table:table-row table:style-name="ro4">
          <table:table-cell office:value-type="string" table:style-name="ce7">
            <text:p>W0 = 680</text:p>
          </table:table-cell>
          <table:table-cell office:value-type="string" table:style-name="ce7">
            <text:p>W0 = 762</text:p>
          </table:table-cell>
          <table:table-cell office:value-type="string" table:style-name="ce7">
            <text:p>W0 = 243</text:p>
          </table:table-cell>
          <table:table-cell office:value-type="string" table:style-name="ce7">
            <text:p>W0 = 242</text:p>
          </table:table-cell>
          <table:table-cell office:value-type="string" table:style-name="ce7">
            <text:p>W0 = 271</text:p>
          </table:table-cell>
          <table:table-cell office:value-type="string" table:style-name="ce7">
            <text:p>W0 = 358</text:p>
          </table:table-cell>
          <table:table-cell office:value-type="string" table:style-name="ce7">
            <text:p>W0 = 1138</text:p>
          </table:table-cell>
          <table:table-cell office:value-type="string" table:style-name="ce7">
            <text:p>W0 = 1373</text:p>
          </table:table-cell>
          <table:table-cell office:value-type="string" table:style-name="ce7">
            <text:p>W0 = 1290</text:p>
          </table:table-cell>
          <table:table-cell office:value-type="string" table:style-name="ce7">
            <text:p>W0 = 718</text:p>
          </table:table-cell>
          <table:table-cell table:style-name="ce1"/>
          <table:table-cell office:value-type="string" table:style-name="ce15">
            <text:p>Erro: 49,64% <text:s/>eq3</text:p>
          </table:table-cell>
          <table:table-cell office:value-type="percentage" office:value="0.35849999999999999" table:style-name="ce17">
            <text:p>35,85%</text:p>
          </table:table-cell>
          <table:table-cell office:value-type="percentage" office:value="0.46439999999999998" table:style-name="ce17">
            <text:p>46,44%</text:p>
          </table:table-cell>
          <table:table-cell office:value-type="percentage" office:value="0.4083" table:style-name="ce17">
            <text:p>40,83%</text:p>
          </table:table-cell>
          <table:table-cell table:style-name="ce18"/>
          <table:table-cell table:number-columns-repeated="16368" table:style-name="ce1"/>
        </table:table-row>
        <table:table-row table:style-name="ro4">
          <table:table-cell office:value-type="string" table:style-name="ce7">
            <text:p>W1 = 728</text:p>
          </table:table-cell>
          <table:table-cell office:value-type="string" table:style-name="ce7">
            <text:p>W1 = 814</text:p>
          </table:table-cell>
          <table:table-cell office:value-type="string" table:style-name="ce7">
            <text:p>W1 = 288</text:p>
          </table:table-cell>
          <table:table-cell office:value-type="string" table:style-name="ce7">
            <text:p>W1 = 286</text:p>
          </table:table-cell>
          <table:table-cell office:value-type="string" table:style-name="ce7">
            <text:p>W1 = 313</text:p>
          </table:table-cell>
          <table:table-cell office:value-type="string" table:style-name="ce7">
            <text:p>W1 = 395</text:p>
          </table:table-cell>
          <table:table-cell office:value-type="string" table:style-name="ce7">
            <text:p>W1 = 1175</text:p>
          </table:table-cell>
          <table:table-cell office:value-type="string" table:style-name="ce7">
            <text:p>W1 = 1410</text:p>
          </table:table-cell>
          <table:table-cell office:value-type="string" table:style-name="ce7">
            <text:p>W1 = 1322</text:p>
          </table:table-cell>
          <table:table-cell office:value-type="string" table:style-name="ce7">
            <text:p>W1 = 750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7"/>
          <table:table-cell table:style-name="ce1"/>
          <table:table-cell office:value-type="string" table:style-name="ce20">
            <text:p>Tensão</text:p>
          </table:table-cell>
          <table:table-cell office:value-type="string" table:style-name="ce20">
            <text:p>Kx</text:p>
          </table:table-cell>
          <table:table-cell office:value-type="string" table:style-name="ce20">
            <text:p>Tensão</text:p>
          </table:table-cell>
          <table:table-cell office:value-type="string" table:style-name="ce21">
            <text:p>Kw</text:p>
          </table:table-cell>
          <table:table-cell office:value-type="string" table:style-name="ce22">
            <text:p>Tensão</text:p>
          </table:table-cell>
          <table:table-cell office:value-type="string" table:style-name="ce20">
            <text:p>rho</text:p>
          </table:table-cell>
          <table:table-cell table:number-columns-repeated="16367" table:style-name="ce1"/>
        </table:table-row>
        <table:table-row table:style-name="ro4">
          <table:table-cell table:number-columns-repeated="10" table:style-name="ce7"/>
          <table:table-cell table:style-name="ce1"/>
          <table:table-cell office:value-type="float" office:value="0" table:style-name="ce20">
            <text:p>0</text:p>
          </table:table-cell>
          <table:table-cell office:value-type="float" office:value="0.80204993000000002" table:style-name="ce20">
            <text:p>0,80204993</text:p>
          </table:table-cell>
          <table:table-cell office:value-type="float" office:value="0" table:style-name="ce20">
            <text:p>0</text:p>
          </table:table-cell>
          <table:table-cell office:value-type="float" office:value="50.236842000000003" table:style-name="ce23">
            <text:p>50,236842</text:p>
          </table:table-cell>
          <table:table-cell office:value-type="float" office:value="0" table:style-name="ce22">
            <text:p>0</text:p>
          </table:table-cell>
          <table:table-cell office:value-type="float" office:value="42.744855555599997" table:style-name="ce24">
            <text:p>42,7448555556</text:p>
          </table:table-cell>
          <table:table-cell table:number-columns-repeated="16367" table:style-name="ce1"/>
        </table:table-row>
        <table:table-row table:style-name="ro4">
          <table:table-cell table:number-columns-repeated="10" table:style-name="ce7"/>
          <table:table-cell table:style-name="ce1"/>
          <table:table-cell office:value-type="float" office:value="0.87119999999999997" table:style-name="ce20">
            <text:p>0,8712</text:p>
          </table:table-cell>
          <table:table-cell office:value-type="float" office:value="1.31408788" table:style-name="ce20">
            <text:p>1,31408788</text:p>
          </table:table-cell>
          <table:table-cell office:value-type="float" office:value="0.87119999999999997" table:style-name="ce20">
            <text:p>0,8712</text:p>
          </table:table-cell>
          <table:table-cell office:value-type="float" office:value="209.66316" table:style-name="ce21">
            <text:p>209,66316</text:p>
          </table:table-cell>
          <table:table-cell office:value-type="float" office:value="0.87119999999999997" table:style-name="ce22">
            <text:p>0,8712</text:p>
          </table:table-cell>
          <table:table-cell office:value-type="float" office:value="20.43085" table:style-name="ce20">
            <text:p>20,43085</text:p>
          </table:table-cell>
          <table:table-cell table:number-columns-repeated="16367" table:style-name="ce1"/>
        </table:table-row>
        <table:table-row table:style-name="ro4">
          <table:table-cell table:number-columns-repeated="10" table:style-name="ce12"/>
          <table:table-cell table:style-name="ce1"/>
          <table:table-cell office:value-type="float" office:value="1.98" table:style-name="ce20">
            <text:p>1,98</text:p>
          </table:table-cell>
          <table:table-cell office:value-type="float" office:value="2.5761810000000005" table:style-name="ce20">
            <text:p>2,576181</text:p>
          </table:table-cell>
          <table:table-cell office:value-type="float" office:value="1.98" table:style-name="ce20">
            <text:p>1,98</text:p>
          </table:table-cell>
          <table:table-cell office:value-type="float" office:value="380.61094638999998" table:style-name="ce21">
            <text:p>380,6109464</text:p>
          </table:table-cell>
          <table:table-cell office:value-type="float" office:value="1.98" table:style-name="ce22">
            <text:p>1,98</text:p>
          </table:table-cell>
          <table:table-cell office:value-type="float" office:value="13.530701614" table:style-name="ce20">
            <text:p>13,53070161</text:p>
          </table:table-cell>
          <table:table-cell table:number-columns-repeated="16367" table:style-name="ce1"/>
        </table:table-row>
        <table:table-row table:style-name="ro4">
          <table:table-cell table:number-columns-repeated="10" table:style-name="ce7"/>
          <table:table-cell table:style-name="ce1"/>
          <table:table-cell office:value-type="float" office:value="3.2120000000000002" table:style-name="ce20">
            <text:p>3,212</text:p>
          </table:table-cell>
          <table:table-cell office:value-type="float" office:value="5.5726269999999998" table:style-name="ce20">
            <text:p>5,572627</text:p>
          </table:table-cell>
          <table:table-cell office:value-type="float" office:value="3.2120000000000002" table:style-name="ce20">
            <text:p>3,212</text:p>
          </table:table-cell>
          <table:table-cell office:value-type="float" office:value="562.06535099999996" table:style-name="ce21">
            <text:p>562,065351</text:p>
          </table:table-cell>
          <table:table-cell office:value-type="float" office:value="3.2120000000000002" table:style-name="ce22">
            <text:p>3,212</text:p>
          </table:table-cell>
          <table:table-cell office:value-type="float" office:value="7.8277321999999998" table:style-name="ce20">
            <text:p>7,8277322</text:p>
          </table:table-cell>
          <table:table-cell office:value-type="float" office:value="21.1335348424" table:formula="of:=AVERAGE([.Q11:.Q14])" table:style-name="ce25">
            <text:p>21,1335348424</text:p>
          </table:table-cell>
          <table:table-cell table:number-columns-repeated="16366"/>
        </table:table-row>
        <table:table-row table:style-name="ro6">
          <table:table-cell table:number-columns-repeated="10" table:style-name="ce6"/>
          <table:table-cell table:style-name="ce1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2" table:number-rows-spanned="1" table:style-name="ce27"/>
          <table:covered-table-cell/>
          <table:table-cell table:number-columns-repeated="16367" table:style-name="ce1"/>
        </table:table-row>
        <table:table-row table:style-name="ro4">
          <table:table-cell table:number-columns-repeated="10" table:style-name="ce7"/>
          <table:table-cell table:style-name="ce1"/>
          <table:table-cell table:style-name="ce1">
            <draw:frame draw:z-index="1" draw:id="id0" draw:style-name="a0" draw:name="Gráfico 7" svg:x="0.26562in" svg:y="0.02083in" svg:width="2.75521in" svg:height="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>
            <draw:frame draw:z-index="2" draw:id="id1" draw:style-name="a1" draw:name="Gráfico 8" svg:x="1.44792in" svg:y="0.02083in" svg:width="3.23958in" svg:height="1.71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3" draw:id="id2" draw:style-name="a2" draw:name="Gráfico 9" svg:x="0.34375in" svg:y="0.02083in" svg:width="3.5in" svg:height="1.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4">
          <table:table-cell office:value-type="string" table:style-name="ce7">
            <text:p>Desl = 16.95mm</text:p>
          </table:table-cell>
          <table:table-cell office:value-type="string" table:style-name="ce7">
            <text:p>Desl = 16.21mm</text:p>
          </table:table-cell>
          <table:table-cell office:value-type="string" table:style-name="ce7">
            <text:p>Desl = 14.88mm</text:p>
          </table:table-cell>
          <table:table-cell office:value-type="string" table:style-name="ce7">
            <text:p>Desl = 13.71mm</text:p>
          </table:table-cell>
          <table:table-cell office:value-type="string" table:style-name="ce7">
            <text:p>Desl = 12.52mm</text:p>
          </table:table-cell>
          <table:table-cell office:value-type="string" table:style-name="ce7">
            <text:p>Desl = 9.385mm</text:p>
          </table:table-cell>
          <table:table-cell office:value-type="string" table:style-name="ce7">
            <text:p>Desl = 8.27mm</text:p>
          </table:table-cell>
          <table:table-cell office:value-type="string" table:style-name="ce7">
            <text:p>Desl = 7.37mm</text:p>
          </table:table-cell>
          <table:table-cell office:value-type="string" table:style-name="ce7">
            <text:p>Desl = 6.3mm</text:p>
          </table:table-cell>
          <table:table-cell office:value-type="string" table:style-name="ce7">
            <text:p>Desl = 5.135mm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F =0.842813Hz</text:p>
          </table:table-cell>
          <table:table-cell office:value-type="string" table:style-name="ce7">
            <text:p>F =0.869681Hz</text:p>
          </table:table-cell>
          <table:table-cell office:value-type="string" table:style-name="ce7">
            <text:p>F =0.908932Hz</text:p>
          </table:table-cell>
          <table:table-cell office:value-type="string" table:style-name="ce7">
            <text:p>F =0.932925Hz</text:p>
          </table:table-cell>
          <table:table-cell office:value-type="string" table:style-name="ce7">
            <text:p>F =0.970093Hz</text:p>
          </table:table-cell>
          <table:table-cell office:value-type="string" table:style-name="ce7">
            <text:p>F =1.009Hz</text:p>
          </table:table-cell>
          <table:table-cell office:value-type="string" table:style-name="ce7">
            <text:p>F =1.067Hz</text:p>
          </table:table-cell>
          <table:table-cell office:value-type="string" table:style-name="ce7">
            <text:p>F =1.097Hz</text:p>
          </table:table-cell>
          <table:table-cell office:value-type="string" table:style-name="ce7">
            <text:p>F =1.150Hz</text:p>
          </table:table-cell>
          <table:table-cell office:value-type="string" table:style-name="ce7">
            <text:p>F =1.207Hz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4"/>
          <table:table-cell table:number-columns-repeated="16374" table:style-name="ce1"/>
        </table:table-row>
        <table:table-row table:style-name="ro3"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74" table:style-name="ce1"/>
        </table:table-row>
        <table:table-row table:style-name="ro4">
          <table:table-cell office:value-type="float" office:value="5.4858779999999996" table:style-name="ce11">
            <text:p>5,485878</text:p>
          </table:table-cell>
          <table:table-cell office:value-type="float" office:value="6.3069439999999997" table:style-name="ce11">
            <text:p>6,306944</text:p>
          </table:table-cell>
          <table:table-cell office:value-type="float" office:value="6.9374409999999997" table:style-name="ce11">
            <text:p>6,937441</text:p>
          </table:table-cell>
          <table:table-cell office:value-type="float" office:value="9.5121380000000002" table:style-name="ce11">
            <text:p>9,512138</text:p>
          </table:table-cell>
          <table:table-cell office:value-type="float" office:value="7.7501340000000001" table:style-name="ce11">
            <text:p>7,750134</text:p>
          </table:table-cell>
          <table:table-cell office:value-type="float" office:value="8.4000970000000006" table:style-name="ce11">
            <text:p>8,400097</text:p>
          </table:table-cell>
          <table:table-cell office:value-type="float" office:value="7.2289050000000001" table:style-name="ce11">
            <text:p>7,228905</text:p>
          </table:table-cell>
          <table:table-cell office:value-type="float" office:value="13.573197" table:style-name="ce11">
            <text:p>13,573197</text:p>
          </table:table-cell>
          <table:table-cell office:value-type="float" office:value="6.990246" table:style-name="ce11">
            <text:p>6,990246</text:p>
          </table:table-cell>
          <table:table-cell office:value-type="string" table:style-name="ce11">
            <text:p>6,092342 <text:s text:c="2"/>rho</text:p>
          </table:table-cell>
          <table:table-cell office:value-type="float" office:value="8.0205533333333339" table:formula="of:=AVERAGE([.A21:.J21])" table:style-name="ce1">
            <text:p>8,020553333</text:p>
          </table:table-cell>
          <table:table-cell table:number-columns-repeated="16373"/>
        </table:table-row>
        <table:table-row table:style-name="ro4">
          <table:table-cell office:value-type="float" office:value="4.6254499999999998" table:style-name="ce11">
            <text:p>4,62545</text:p>
          </table:table-cell>
          <table:table-cell office:value-type="float" office:value="4.8262200000000002" table:style-name="ce11">
            <text:p>4,82622</text:p>
          </table:table-cell>
          <table:table-cell office:value-type="float" office:value="4.7860399999999998" table:style-name="ce11">
            <text:p>4,78604</text:p>
          </table:table-cell>
          <table:table-cell office:value-type="float" office:value="4.9830500000000004" table:style-name="ce11">
            <text:p>4,98305</text:p>
          </table:table-cell>
          <table:table-cell office:value-type="float" office:value="5.1230700000000002" table:style-name="ce11">
            <text:p>5,12307</text:p>
          </table:table-cell>
          <table:table-cell office:value-type="float" office:value="6.05" table:style-name="ce11">
            <text:p>6,05</text:p>
          </table:table-cell>
          <table:table-cell office:value-type="float" office:value="5.9850000000000003" table:style-name="ce11">
            <text:p>5,985</text:p>
          </table:table-cell>
          <table:table-cell office:value-type="float" office:value="4.8733300000000002" table:style-name="ce11">
            <text:p>4,87333</text:p>
          </table:table-cell>
          <table:table-cell office:value-type="float" office:value="6.9523799999999998" table:style-name="ce11">
            <text:p>6,95238</text:p>
          </table:table-cell>
          <table:table-cell office:value-type="string" table:style-name="ce11">
            <text:p>7,52173 <text:s text:c="4"/>kx</text:p>
          </table:table-cell>
          <table:table-cell office:value-type="float" office:value="5.3560600000000003" table:formula="of:=AVERAGE([.A22:.J22])" table:style-name="ce1">
            <text:p>5,35606</text:p>
          </table:table-cell>
          <table:table-cell table:number-columns-repeated="16373"/>
        </table:table-row>
        <table:table-row table:style-name="ro4">
          <table:table-cell office:value-type="float" office:value="614.16363000000001" table:style-name="ce11">
            <text:p>614,16363</text:p>
          </table:table-cell>
          <table:table-cell office:value-type="float" office:value="599.29344000000003" table:style-name="ce11">
            <text:p>599,29344</text:p>
          </table:table-cell>
          <table:table-cell office:value-type="float" office:value="577.30696999999998" table:style-name="ce11">
            <text:p>577,30697</text:p>
          </table:table-cell>
          <table:table-cell office:value-type="float" office:value="569.47118" table:style-name="ce11">
            <text:p>569,47118</text:p>
          </table:table-cell>
          <table:table-cell office:value-type="float" office:value="540.40769" table:style-name="ce11">
            <text:p>540,40769</text:p>
          </table:table-cell>
          <table:table-cell office:value-type="float" office:value="568.85" table:style-name="ce11">
            <text:p>568,85</text:p>
          </table:table-cell>
          <table:table-cell office:value-type="float" office:value="525.78" table:style-name="ce11">
            <text:p>525,78</text:p>
          </table:table-cell>
          <table:table-cell office:value-type="float" office:value="573.84666000000004" table:style-name="ce11">
            <text:p>573,84666</text:p>
          </table:table-cell>
          <table:table-cell office:value-type="float" office:value="526.69047" table:style-name="ce11">
            <text:p>526,69047</text:p>
          </table:table-cell>
          <table:table-cell office:value-type="string" table:style-name="ce11">
            <text:p>524,84347 kw</text:p>
          </table:table-cell>
          <table:table-cell office:value-type="float" office:value="566.20111555555559" table:formula="of:=AVERAGE([.A23:.J23])" table:style-name="ce1">
            <text:p>566,2011156</text:p>
          </table:table-cell>
          <table:table-cell table:number-columns-repeated="16373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2">
            <text:p>Ensaio.B.1</text:p>
          </table:table-cell>
          <table:table-cell office:value-type="string" table:style-name="ce2">
            <text:p>Ensaio.B.2</text:p>
          </table:table-cell>
          <table:table-cell office:value-type="string" table:style-name="ce2">
            <text:p>Ensaio.B.3</text:p>
          </table:table-cell>
          <table:table-cell office:value-type="string" table:style-name="ce2">
            <text:p>Ensaio.B.4</text:p>
          </table:table-cell>
          <table:table-cell office:value-type="string" table:style-name="ce2">
            <text:p>Ensaio.B.5</text:p>
          </table:table-cell>
          <table:table-cell office:value-type="string" table:style-name="ce2">
            <text:p>Ensaio.B.6</text:p>
          </table:table-cell>
          <table:table-cell office:value-type="string" table:style-name="ce2">
            <text:p>Ensaio.B.7</text:p>
          </table:table-cell>
          <table:table-cell office:value-type="string" table:style-name="ce2">
            <text:p>Ensaio.B.8</text:p>
          </table:table-cell>
          <table:table-cell office:value-type="string" table:style-name="ce2">
            <text:p>Ensaio.B.9</text:p>
          </table:table-cell>
          <table:table-cell office:value-type="string" table:style-name="ce2">
            <text:p>Ensaio.B.10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4"/>
          <table:table-cell table:number-columns-repeated="16374" table:style-name="ce1"/>
        </table:table-row>
        <table:table-row table:style-name="ro4"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office:value-type="string" table:style-name="ce5">
            <text:p>Modo Tradicional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MAX = 250</text:p>
          </table:table-cell>
          <table:table-cell office:value-type="string" table:style-name="ce6">
            <text:p>MAX = 240</text:p>
          </table:table-cell>
          <table:table-cell office:value-type="string" table:style-name="ce6">
            <text:p>MAX = 230</text:p>
          </table:table-cell>
          <table:table-cell office:value-type="string" table:style-name="ce6">
            <text:p>MAX = 220</text:p>
          </table:table-cell>
          <table:table-cell office:value-type="string" table:style-name="ce6">
            <text:p>MAX = 210</text:p>
          </table:table-cell>
          <table:table-cell office:value-type="string" table:style-name="ce6">
            <text:p>MAX = 200</text:p>
          </table:table-cell>
          <table:table-cell office:value-type="string" table:style-name="ce6">
            <text:p>MAX = 190</text:p>
          </table:table-cell>
          <table:table-cell office:value-type="string" table:style-name="ce6">
            <text:p>MAX = 180</text:p>
          </table:table-cell>
          <table:table-cell office:value-type="string" table:style-name="ce6">
            <text:p>MAX = 170</text:p>
          </table:table-cell>
          <table:table-cell office:value-type="string" table:style-name="ce6">
            <text:p>MAX = 160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office:value-type="string" table:style-name="ce6">
            <text:p>DelayFor() = 2.2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office:value-type="string" table:style-name="ce6">
            <text:p>Delay = 96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office:value-type="string" table:style-name="ce6">
            <text:p>Delay = 75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W0 = 532</text:p>
          </table:table-cell>
          <table:table-cell office:value-type="string" table:style-name="ce7">
            <text:p>W0 = 477</text:p>
          </table:table-cell>
          <table:table-cell office:value-type="string" table:style-name="ce7">
            <text:p>W0 = 1059</text:p>
          </table:table-cell>
          <table:table-cell office:value-type="string" table:style-name="ce7">
            <text:p>W0 = 795</text:p>
          </table:table-cell>
          <table:table-cell office:value-type="string" table:style-name="ce7">
            <text:p>W0 = 354</text:p>
          </table:table-cell>
          <table:table-cell office:value-type="string" table:style-name="ce7">
            <text:p>W0 = 686</text:p>
          </table:table-cell>
          <table:table-cell office:value-type="string" table:style-name="ce7">
            <text:p>W0 = 941</text:p>
          </table:table-cell>
          <table:table-cell office:value-type="string" table:style-name="ce7">
            <text:p>W0 = 819</text:p>
          </table:table-cell>
          <table:table-cell office:value-type="string" table:style-name="ce7">
            <text:p>W0 = 792</text:p>
          </table:table-cell>
          <table:table-cell office:value-type="string" table:style-name="ce7">
            <text:p>W0 = 1262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W1 = 578</text:p>
          </table:table-cell>
          <table:table-cell office:value-type="string" table:style-name="ce7">
            <text:p>W1 = 523</text:p>
          </table:table-cell>
          <table:table-cell office:value-type="string" table:style-name="ce7">
            <text:p>W1 = 1104</text:p>
          </table:table-cell>
          <table:table-cell office:value-type="string" table:style-name="ce7">
            <text:p>W1 = 837</text:p>
          </table:table-cell>
          <table:table-cell office:value-type="string" table:style-name="ce7">
            <text:p>W1 = 394</text:p>
          </table:table-cell>
          <table:table-cell office:value-type="string" table:style-name="ce7">
            <text:p>W1 = 725</text:p>
          </table:table-cell>
          <table:table-cell office:value-type="string" table:style-name="ce7">
            <text:p>W1 = 978</text:p>
          </table:table-cell>
          <table:table-cell office:value-type="string" table:style-name="ce7">
            <text:p>W1 = 853</text:p>
          </table:table-cell>
          <table:table-cell office:value-type="string" table:style-name="ce7">
            <text:p>W1 = 825</text:p>
          </table:table-cell>
          <table:table-cell office:value-type="string" table:style-name="ce7">
            <text:p>W1 = 1294</text:p>
          </table:table-cell>
          <table:table-cell table:number-columns-repeated="16374" table:style-name="ce1"/>
        </table:table-row>
        <table:table-row table:number-rows-repeated="2" table:style-name="ro4">
          <table:table-cell table:number-columns-repeated="10" table:style-name="ce7"/>
          <table:table-cell table:number-columns-repeated="16374" table:style-name="ce1"/>
        </table:table-row>
        <table:table-row table:style-name="ro4">
          <table:table-cell table:number-columns-repeated="4" table:style-name="ce7"/>
          <table:table-cell office:value-type="string" table:style-name="ce12">
            <text:p>X</text:p>
          </table:table-cell>
          <table:table-cell table:number-columns-repeated="4" table:style-name="ce7"/>
          <table:table-cell office:value-type="string" table:style-name="ce12">
            <text:p>X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12"/>
          <table:table-cell table:number-columns-repeated="16374" table:style-name="ce1"/>
        </table:table-row>
        <table:table-row table:style-name="ro4">
          <table:table-cell table:number-columns-repeated="10" table:style-name="ce7"/>
          <table:table-cell table:number-columns-repeated="16374" table:style-name="ce1"/>
        </table:table-row>
        <table:table-row table:style-name="ro4">
          <table:table-cell table:number-columns-repeated="10" table:style-name="ce6"/>
          <table:table-cell table:number-columns-repeated="16374" table:style-name="ce1"/>
        </table:table-row>
        <table:table-row table:style-name="ro4">
          <table:table-cell table:number-columns-repeated="10" table:style-name="ce7"/>
          <table:table-cell table:number-columns-repeated="16374" table:style-name="ce1"/>
        </table:table-row>
        <table:table-row table:style-name="ro4">
          <table:table-cell office:value-type="string" table:style-name="ce7">
            <text:p>Desl = 19.18mm</text:p>
          </table:table-cell>
          <table:table-cell office:value-type="string" table:style-name="ce7">
            <text:p>Desl = 17.98mm</text:p>
          </table:table-cell>
          <table:table-cell office:value-type="string" table:style-name="ce7">
            <text:p>Desl = 16.55mm</text:p>
          </table:table-cell>
          <table:table-cell office:value-type="string" table:style-name="ce7">
            <text:p>Desl = 15.10mm</text:p>
          </table:table-cell>
          <table:table-cell office:value-type="string" table:style-name="ce7">
            <text:p>Desl = 13.43mm</text:p>
          </table:table-cell>
          <table:table-cell office:value-type="string" table:style-name="ce7">
            <text:p>Desl = 12.36mm</text:p>
          </table:table-cell>
          <table:table-cell office:value-type="string" table:style-name="ce7">
            <text:p>Desl = 11.09mm</text:p>
          </table:table-cell>
          <table:table-cell office:value-type="string" table:style-name="ce7">
            <text:p>Desl = 10.03mm</text:p>
          </table:table-cell>
          <table:table-cell office:value-type="string" table:style-name="ce7">
            <text:p>Desl = 8.695mm</text:p>
          </table:table-cell>
          <table:table-cell office:value-type="string" table:style-name="ce7">
            <text:p>Desl = 7.625mm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7">
            <text:p>F =0.837780Hz</text:p>
          </table:table-cell>
          <table:table-cell office:value-type="string" table:style-name="ce7">
            <text:p>F =0.867099Hz</text:p>
          </table:table-cell>
          <table:table-cell office:value-type="string" table:style-name="ce7">
            <text:p>F =0.901029Hz</text:p>
          </table:table-cell>
          <table:table-cell office:value-type="string" table:style-name="ce7">
            <text:p>F =0.943822Hz</text:p>
          </table:table-cell>
          <table:table-cell office:value-type="string" table:style-name="ce7">
            <text:p>F =0.968762Hz</text:p>
          </table:table-cell>
          <table:table-cell office:value-type="string" table:style-name="ce7">
            <text:p>F =1.019Hz</text:p>
          </table:table-cell>
          <table:table-cell office:value-type="string" table:style-name="ce7">
            <text:p>F =1.052Hz</text:p>
          </table:table-cell>
          <table:table-cell office:value-type="string" table:style-name="ce7">
            <text:p>F =1.108Hz</text:p>
          </table:table-cell>
          <table:table-cell office:value-type="string" table:style-name="ce7">
            <text:p>F =1.171Hz</text:p>
          </table:table-cell>
          <table:table-cell office:value-type="string" table:style-name="ce7">
            <text:p>F =1.205Hz</text:p>
          </table:table-cell>
          <table:table-cell table:number-columns-repeated="16374" table:style-name="ce1"/>
        </table:table-row>
        <table:table-row table:style-name="ro4">
          <table:table-cell table:number-columns-repeated="10" table:style-name="ce4"/>
          <table:table-cell table:number-columns-repeated="16374" table:style-name="ce1"/>
        </table:table-row>
        <table:table-row table:style-name="ro4"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office:value-type="string" table:style-name="ce10">
            <text:p>Modo Alternativo</text:p>
          </table:table-cell>
          <table:table-cell table:number-columns-repeated="16374" table:style-name="ce1"/>
        </table:table-row>
        <table:table-row table:style-name="ro4">
          <table:table-cell office:value-type="float" office:value="10.94951197" table:style-name="ce11">
            <text:p>10,94951197</text:p>
          </table:table-cell>
          <table:table-cell office:value-type="float" office:value="12.94704846" table:style-name="ce11">
            <text:p>12,94704846</text:p>
          </table:table-cell>
          <table:table-cell office:value-type="float" office:value="11.07369578" table:style-name="ce11">
            <text:p>11,07369578</text:p>
          </table:table-cell>
          <table:table-cell office:value-type="float" office:value="11.88722491" table:style-name="ce11">
            <text:p>11,88722491</text:p>
          </table:table-cell>
          <table:table-cell office:value-type="float" office:value="10.17363123" table:style-name="ce11">
            <text:p>10,17363123</text:p>
          </table:table-cell>
          <table:table-cell office:value-type="float" office:value="18.264075439999999" table:style-name="ce11">
            <text:p>18,26407544</text:p>
          </table:table-cell>
          <table:table-cell office:value-type="float" office:value="20.522854379999998" table:style-name="ce11">
            <text:p>20,52285438</text:p>
          </table:table-cell>
          <table:table-cell office:value-type="float" office:value="11.204545169999999" table:style-name="ce11">
            <text:p>11,20454517</text:p>
          </table:table-cell>
          <table:table-cell office:value-type="float" office:value="10.801851539999999" table:style-name="ce11">
            <text:p>10,80185154</text:p>
          </table:table-cell>
          <table:table-cell office:value-type="float" office:value="17.482577259999999" table:style-name="ce11">
            <text:p>17,48257726</text:p>
          </table:table-cell>
          <table:table-cell office:value-type="string" table:style-name="ce1">
            <text:p>rho</text:p>
          </table:table-cell>
          <table:table-cell office:value-type="float" office:value="13.530701614" table:formula="of:=AVERAGE([.A45:.J45])" table:style-name="ce1">
            <text:p>13,53070161</text:p>
          </table:table-cell>
          <table:table-cell table:number-columns-repeated="16372"/>
        </table:table-row>
        <table:table-row table:style-name="ro4">
          <table:table-cell office:value-type="float" office:value="2.2697600000000002" table:style-name="ce11">
            <text:p>2,26976</text:p>
          </table:table-cell>
          <table:table-cell office:value-type="float" office:value="2.0741900000000002" table:style-name="ce11">
            <text:p>2,07419</text:p>
          </table:table-cell>
          <table:table-cell office:value-type="float" office:value="2.4235199999999999" table:style-name="ce11">
            <text:p>2,42352</text:p>
          </table:table-cell>
          <table:table-cell office:value-type="float" office:value="2.4631500000000002" table:style-name="ce11">
            <text:p>2,46315</text:p>
          </table:table-cell>
          <table:table-cell office:value-type="float" office:value="2.1389800000000001" table:style-name="ce11">
            <text:p>2,13898</text:p>
          </table:table-cell>
          <table:table-cell office:value-type="float" office:value="3.0238800000000001" table:style-name="ce11">
            <text:p>3,02388</text:p>
          </table:table-cell>
          <table:table-cell office:value-type="float" office:value="2.7250000000000001" table:style-name="ce11">
            <text:p>2,725</text:p>
          </table:table-cell>
          <table:table-cell office:value-type="float" office:value="2.8490500000000001" table:style-name="ce11">
            <text:p>2,84905</text:p>
          </table:table-cell>
          <table:table-cell office:value-type="float" office:value="2.7942800000000001" table:style-name="ce11">
            <text:p>2,79428</text:p>
          </table:table-cell>
          <table:table-cell office:value-type="float" office:value="3" table:style-name="ce11">
            <text:p>3</text:p>
          </table:table-cell>
          <table:table-cell office:value-type="string" table:style-name="ce1">
            <text:p>kx</text:p>
          </table:table-cell>
          <table:table-cell office:value-type="float" office:value="2.5761810000000005" table:formula="of:=AVERAGE([.A46:.J46])" table:style-name="ce1">
            <text:p>2,576181</text:p>
          </table:table-cell>
          <table:table-cell table:number-columns-repeated="16372"/>
        </table:table-row>
        <table:table-row table:style-name="ro4">
          <table:table-cell office:value-type="float" office:value="412.48758040000001" table:style-name="ce11">
            <text:p>412,4875804</text:p>
          </table:table-cell>
          <table:table-cell office:value-type="float" office:value="403.59536880000002" table:style-name="ce11">
            <text:p>403,5953688</text:p>
          </table:table-cell>
          <table:table-cell office:value-type="float" office:value="393.54336480000001" table:style-name="ce11">
            <text:p>393,5433648</text:p>
          </table:table-cell>
          <table:table-cell office:value-type="float" office:value="381.02732409999999" table:style-name="ce11">
            <text:p>381,0273241</text:p>
          </table:table-cell>
          <table:table-cell office:value-type="float" office:value="398.57627120000001" table:style-name="ce11">
            <text:p>398,5762712</text:p>
          </table:table-cell>
          <table:table-cell office:value-type="float" office:value="360.94925369999999" table:style-name="ce11">
            <text:p>360,9492537</text:p>
          </table:table-cell>
          <table:table-cell office:value-type="float" office:value="366.7" table:style-name="ce11">
            <text:p>366,7</text:p>
          </table:table-cell>
          <table:table-cell office:value-type="float" office:value="357.63772999999998" table:style-name="ce11">
            <text:p>357,63773</text:p>
          </table:table-cell>
          <table:table-cell office:value-type="float" office:value="359.09142859999997" table:style-name="ce11">
            <text:p>359,0914286</text:p>
          </table:table-cell>
          <table:table-cell office:value-type="float" office:value="372.50114230000003" table:style-name="ce11">
            <text:p>372,5011423</text:p>
          </table:table-cell>
          <table:table-cell office:value-type="string" table:style-name="ce1">
            <text:p>kw</text:p>
          </table:table-cell>
          <table:table-cell office:value-type="float" office:value="380.61094638999998" table:formula="of:=AVERAGE([.A47:.J47])" table:style-name="ce1">
            <text:p>380,6109464</text:p>
          </table:table-cell>
          <table:table-cell table:number-columns-repeated="16372"/>
        </table:table-row>
        <table:table-row table:style-name="ro4">
          <table:table-cell table:number-columns-repeated="9" table:style-name="ce1"/>
          <table:table-cell office:value-type="float" office:value="0.45" table:style-name="ce1">
            <text:p>0,45</text:p>
          </table:table-cell>
          <table:table-cell table:number-columns-repeated="16374" table:style-name="ce1"/>
        </table:table-row>
        <table:table-row table:number-rows-repeated="104852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7">
      <number:number number:decimal-places="6" number:min-integer-digits="1" number:grouping="true"/>
    </number:number-style>
    <number:number-style style:name="N38">
      <number:number number:decimal-places="10" number:min-integer-digits="1" number:grouping="true"/>
    </number:number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Usuario</dc:creator>
    <meta:creation-date>2020-02-17T15:03:01Z</meta:creation-date>
    <dc:date>2020-06-30T00:26:48Z</dc:date>
    <meta:editing-cycles>118</meta:editing-cycles>
    <meta:editing-duration>PT3059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4.0pt" svg:width="198.3751181102362pt" chart:style-name="Crt0">
        <chart:title chart:style-name="CT00">
          <text:p text:style-name="a0" text:class-names="" text:cond-style-name="">Kx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Planilha5.$M$10" chart:values-cell-range-address="Planilha5.$M$11:.$M$14" chart:class="chart:scatter" chart:attached-axis="primary-y" chart:style-name="G0S0">
            <chart:domain table:cell-range-address="Planilha5.$L$11:.$L$1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6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3.75pt" svg:width="233.2496850393701pt" chart:style-name="Crt0">
        <chart:title chart:style-name="CT00">
          <text:p text:style-name="a0" text:class-names="" text:cond-style-name="">Kw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Planilha5.$O$10" chart:values-cell-range-address="Planilha5.$O$11:.$O$14" chart:class="chart:scatter" chart:attached-axis="primary-y" chart:style-name="G0S0">
            <chart:domain table:cell-range-address="Planilha5.$N$11:.$N$14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1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1.5pt" svg:width="252.0pt" chart:style-name="Crt0">
        <chart:title chart:style-name="CT00">
          <text:p text:style-name="a0" text:class-names="" text:cond-style-name="">rh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Planilha5.$Q$10" chart:values-cell-range-address="Planilha5.$Q$11:.$Q$14" chart:class="chart:scatter" chart:attached-axis="primary-y" chart:style-name="G0S0">
            <chart:domain table:cell-range-address="Planilha5.$P$11:.$P$14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